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 style:data-style-name="N84"/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Z-550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date" office:date-value="1996-11-21" calcext:value-type="date">
            <text:p>1996-11-21</text:p>
          </table:table-cell>
          <table:table-cell office:value-type="currency" office:currency="PLN" office:value="1470" calcext:value-type="currency">
            <text:p>1 47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105</text:p>
          </table:table-cell>
          <table:table-cell office:value-type="string" calcext:value-type="string">
            <text:p>Adam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date" office:date-value="1991-05-05" calcext:value-type="date">
            <text:p>1991-05-05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i-226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date" office:date-value="1991-05-14" calcext:value-type="date">
            <text:p>1991-05-14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i-178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date" office:date-value="1995-12-28" calcext:value-type="date">
            <text:p>1995-12-28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i-25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Kierowca</text:p>
          </table:table-cell>
          <table:table-cell office:value-type="date" office:date-value="2002-10-18" calcext:value-type="date">
            <text:p>2002-10-18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10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date" office:date-value="1995-12-14" calcext:value-type="date">
            <text:p>1995-12-14</text:p>
          </table:table-cell>
          <table:table-cell office:value-type="currency" office:currency="PLN" office:value="1520" calcext:value-type="currency">
            <text:p>1 52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107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date" office:date-value="1992-05-02" calcext:value-type="date">
            <text:p>1992-05-02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108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1997-11-29" calcext:value-type="date">
            <text:p>1997-11-29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110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date" office:date-value="1997-07-06" calcext:value-type="date">
            <text:p>1997-07-06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111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date" office:date-value="1990-07-02" calcext:value-type="date">
            <text:p>1990-07-02</text:p>
          </table:table-cell>
          <table:table-cell office:value-type="currency" office:currency="PLN" office:value="1500" calcext:value-type="currency">
            <text:p>1 50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U-112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Urzędnik</text:p>
          </table:table-cell>
          <table:table-cell office:value-type="date" office:date-value="1990-03-04" calcext:value-type="date">
            <text:p>1990-03-04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U-11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date" office:date-value="2001-10-06" calcext:value-type="date">
            <text:p>2001-10-06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10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date" office:date-value="1994-06-11" calcext:value-type="date">
            <text:p>1994-06-11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-551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Zaopatrzeniowiec</text:p>
          </table:table-cell>
          <table:table-cell office:value-type="date" office:date-value="1997-05-12" calcext:value-type="date">
            <text:p>1997-05-12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118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date" office:date-value="1994-06-30" calcext:value-type="date">
            <text:p>1994-06-30</text:p>
          </table:table-cell>
          <table:table-cell office:value-type="currency" office:currency="PLN" office:value="1140" calcext:value-type="currency">
            <text:p>1 14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11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date" office:date-value="1995-10-06" calcext:value-type="date">
            <text:p>1995-10-06</text:p>
          </table:table-cell>
          <table:table-cell office:value-type="currency" office:currency="PLN" office:value="1410" calcext:value-type="currency">
            <text:p>1 41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20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Sprzedawca</text:p>
          </table:table-cell>
          <table:table-cell office:value-type="date" office:date-value="1993-07-08" calcext:value-type="date">
            <text:p>1993-07-08</text:p>
          </table:table-cell>
          <table:table-cell office:value-type="currency" office:currency="PLN" office:value="1280" calcext:value-type="currency">
            <text:p>1 28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193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date" office:date-value="1994-02-19" calcext:value-type="date">
            <text:p>1994-02-19</text:p>
          </table:table-cell>
          <table:table-cell office:value-type="currency" office:currency="PLN" office:value="1270" calcext:value-type="currency">
            <text:p>1 27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191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6-02-25" calcext:value-type="date">
            <text:p>1996-02-25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329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date" office:date-value="1997-06-01" calcext:value-type="date">
            <text:p>1997-06-01</text:p>
          </table:table-cell>
          <table:table-cell office:value-type="currency" office:currency="PLN" office:value="1320" calcext:value-type="currency">
            <text:p>1 32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26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Kierowca</text:p>
          </table:table-cell>
          <table:table-cell office:value-type="date" office:date-value="1990-07-28" calcext:value-type="date">
            <text:p>1990-07-28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-343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Kierownik</text:p>
          </table:table-cell>
          <table:table-cell office:value-type="date" office:date-value="1999-05-04" calcext:value-type="date">
            <text:p>1999-05-04</text:p>
          </table:table-cell>
          <table:table-cell office:value-type="currency" office:currency="PLN" office:value="1970" calcext:value-type="currency">
            <text:p>1 97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11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date" office:date-value="1992-09-14" calcext:value-type="date">
            <text:p>1992-09-14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i-247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date" office:date-value="1990-10-31" calcext:value-type="date">
            <text:p>1990-10-31</text:p>
          </table:table-cell>
          <table:table-cell office:value-type="currency" office:currency="PLN" office:value="1070" calcext:value-type="currency">
            <text:p>1 07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334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8-06-20" calcext:value-type="date">
            <text:p>1998-06-20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O-102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Operator</text:p>
          </table:table-cell>
          <table:table-cell office:value-type="date" office:date-value="1993-04-27" calcext:value-type="date">
            <text:p>1993-04-27</text:p>
          </table:table-cell>
          <table:table-cell office:value-type="currency" office:currency="PLN" office:value="1370" calcext:value-type="currency">
            <text:p>1 37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s-345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Księgowy</text:p>
          </table:table-cell>
          <table:table-cell office:value-type="date" office:date-value="1997-05-24" calcext:value-type="date">
            <text:p>1997-05-24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Z-552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date" office:date-value="1993-04-01" calcext:value-type="date">
            <text:p>1993-04-01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i-335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date" office:date-value="1999-01-10" calcext:value-type="date">
            <text:p>1999-01-10</text:p>
          </table:table-cell>
          <table:table-cell office:value-type="currency" office:currency="PLN" office:value="1060" calcext:value-type="currency">
            <text:p>1 06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118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date" office:date-value="2001-04-09" calcext:value-type="date">
            <text:p>2001-04-09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128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date" office:date-value="1999-08-24" calcext:value-type="date">
            <text:p>1999-08-24</text:p>
          </table:table-cell>
          <table:table-cell office:value-type="currency" office:currency="PLN" office:value="1340" calcext:value-type="currency">
            <text:p>1 34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190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date" office:date-value="1994-12-04" calcext:value-type="date">
            <text:p>1994-12-04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8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date" office:date-value="1998-04-28" calcext:value-type="date">
            <text:p>1998-04-28</text:p>
          </table:table-cell>
          <table:table-cell office:value-type="currency" office:currency="PLN" office:value="1250" calcext:value-type="currency">
            <text:p>1 25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50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3-07-22" calcext:value-type="date">
            <text:p>1993-07-22</text:p>
          </table:table-cell>
          <table:table-cell office:value-type="currency" office:currency="PLN" office:value="1060" calcext:value-type="currency">
            <text:p>1 06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14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Sprzedawca</text:p>
          </table:table-cell>
          <table:table-cell office:value-type="date" office:date-value="2002-02-10" calcext:value-type="date">
            <text:p>2002-02-10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14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date" office:date-value="1999-12-29" calcext:value-type="date">
            <text:p>1999-12-29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129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2001-02-21" calcext:value-type="date">
            <text:p>2001-02-21</text:p>
          </table:table-cell>
          <table:table-cell office:value-type="currency" office:currency="PLN" office:value="1500" calcext:value-type="currency">
            <text:p>1 50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U-130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date" office:date-value="1999-06-06" calcext:value-type="date">
            <text:p>1999-06-06</text:p>
          </table:table-cell>
          <table:table-cell office:value-type="currency" office:currency="PLN" office:value="1380" calcext:value-type="currency">
            <text:p>1 38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145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date" office:date-value="1994-01-04" calcext:value-type="date">
            <text:p>1994-01-04</text:p>
          </table:table-cell>
          <table:table-cell office:value-type="currency" office:currency="PLN" office:value="1480" calcext:value-type="currency">
            <text:p>1 480,00 z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-146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date" office:date-value="2000-10-20" calcext:value-type="date">
            <text:p>2000-10-20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U-149</text:p>
          </table:table-cell>
          <table:table-cell office:value-type="string" calcext:value-type="string">
            <text:p>Arono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Urzędnik</text:p>
          </table:table-cell>
          <table:table-cell office:value-type="date" office:date-value="2002-10-15" calcext:value-type="date">
            <text:p>2002-10-15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Ki-272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date" office:date-value="1997-05-15" calcext:value-type="date">
            <text:p>1997-05-15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-103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date" office:date-value="2000-09-15" calcext:value-type="date">
            <text:p>2000-09-15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333</text:p>
          </table:table-cell>
          <table:table-cell office:value-type="string" calcext:value-type="string">
            <text:p>Augustyn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date" office:date-value="2002-06-26" calcext:value-type="date">
            <text:p>2002-06-26</text:p>
          </table:table-cell>
          <table:table-cell office:value-type="currency" office:currency="PLN" office:value="1480" calcext:value-type="currency">
            <text:p>1 48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i-271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Kierowca</text:p>
          </table:table-cell>
          <table:table-cell office:value-type="date" office:date-value="1995-06-28" calcext:value-type="date">
            <text:p>1995-06-28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104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4-02-16" calcext:value-type="date">
            <text:p>1994-02-16</text:p>
          </table:table-cell>
          <table:table-cell office:value-type="currency" office:currency="PLN" office:value="1140" calcext:value-type="currency">
            <text:p>1 14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146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date" office:date-value="1997-08-07" calcext:value-type="date">
            <text:p>1997-08-07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O-104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date" office:date-value="2000-01-27" calcext:value-type="date">
            <text:p>2000-01-27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R-400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Cecylia</text:p>
          </table:table-cell>
          <table:table-cell office:value-type="string" calcext:value-type="string">
            <text:p>Referent</text:p>
          </table:table-cell>
          <table:table-cell office:value-type="date" office:date-value="1992-12-05" calcext:value-type="date">
            <text:p>1992-12-05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-105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date" office:date-value="2002-06-13" calcext:value-type="date">
            <text:p>2002-06-13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06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date" office:date-value="2002-06-10" calcext:value-type="date">
            <text:p>2002-06-10</text:p>
          </table:table-cell>
          <table:table-cell office:value-type="currency" office:currency="PLN" office:value="1410" calcext:value-type="currency">
            <text:p>1 4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07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date" office:date-value="2002-07-26" calcext:value-type="date">
            <text:p>2002-07-26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108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date" office:date-value="1991-12-20" calcext:value-type="date">
            <text:p>1991-12-20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109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Operator</text:p>
          </table:table-cell>
          <table:table-cell office:value-type="date" office:date-value="2000-10-21" calcext:value-type="date">
            <text:p>2000-10-21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-401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Referent</text:p>
          </table:table-cell>
          <table:table-cell office:value-type="date" office:date-value="1993-05-08" calcext:value-type="date">
            <text:p>1993-05-08</text:p>
          </table:table-cell>
          <table:table-cell office:value-type="currency" office:currency="PLN" office:value="1520" calcext:value-type="currency">
            <text:p>1 52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O-11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Bronisław</text:p>
          </table:table-cell>
          <table:table-cell office:value-type="string" calcext:value-type="string">
            <text:p>Operator</text:p>
          </table:table-cell>
          <table:table-cell office:value-type="date" office:date-value="1995-05-31" calcext:value-type="date">
            <text:p>1995-05-31</text:p>
          </table:table-cell>
          <table:table-cell office:value-type="currency" office:currency="PLN" office:value="1370" calcext:value-type="currency">
            <text:p>1 37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15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1997-12-20" calcext:value-type="date">
            <text:p>1997-12-20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-40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Referent</text:p>
          </table:table-cell>
          <table:table-cell office:value-type="date" office:date-value="2000-11-03" calcext:value-type="date">
            <text:p>2000-11-03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33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Sprzedawca</text:p>
          </table:table-cell>
          <table:table-cell office:value-type="date" office:date-value="1993-10-10" calcext:value-type="date">
            <text:p>1993-10-10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date" office:date-value="0109-12-31" calcext:value-type="date">
            <text:p>0110-01-01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Informatyk</text:p>
          </table:table-cell>
          <table:table-cell office:value-type="date" office:date-value="1992-12-16" calcext:value-type="date">
            <text:p>1992-12-16</text:p>
          </table:table-cell>
          <table:table-cell office:value-type="currency" office:currency="PLN" office:value="1860" calcext:value-type="currency">
            <text:p>1 86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Operator</text:p>
          </table:table-cell>
          <table:table-cell office:value-type="date" office:date-value="1996-04-28" calcext:value-type="date">
            <text:p>1996-04-28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112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Operator</text:p>
          </table:table-cell>
          <table:table-cell office:value-type="date" office:date-value="1990-01-12" calcext:value-type="date">
            <text:p>1990-01-12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date" office:date-value="0110-12-31" calcext:value-type="date">
            <text:p>0111-01-0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Informatyk</text:p>
          </table:table-cell>
          <table:table-cell office:value-type="date" office:date-value="1990-06-16" calcext:value-type="date">
            <text:p>1990-06-16</text:p>
          </table:table-cell>
          <table:table-cell office:value-type="currency" office:currency="PLN" office:value="1860" calcext:value-type="currency">
            <text:p>1 8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date" office:date-value="0111-12-31" calcext:value-type="date">
            <text:p>0112-01-01</text:p>
          </table:table-cell>
          <table:table-cell office:value-type="string" calcext:value-type="string">
            <text:p>Balcer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date" office:date-value="1991-05-04" calcext:value-type="date">
            <text:p>1991-05-04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-145</text:p>
          </table:table-cell>
          <table:table-cell office:value-type="string" calcext:value-type="string">
            <text:p>Balcerowski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Sprzedawca</text:p>
          </table:table-cell>
          <table:table-cell office:value-type="date" office:date-value="1992-10-24" calcext:value-type="date">
            <text:p>1992-10-24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date" office:date-value="0112-12-31" calcext:value-type="date">
            <text:p>0113-01-01</text:p>
          </table:table-cell>
          <table:table-cell office:value-type="string" calcext:value-type="string">
            <text:p>Balcerzak</text:p>
          </table:table-cell>
          <table:table-cell office:value-type="string" calcext:value-type="string">
            <text:p>Ilona</text:p>
          </table:table-cell>
          <table:table-cell office:value-type="string" calcext:value-type="string">
            <text:p>Informatyk</text:p>
          </table:table-cell>
          <table:table-cell office:value-type="date" office:date-value="1992-09-30" calcext:value-type="date">
            <text:p>1992-09-30</text:p>
          </table:table-cell>
          <table:table-cell office:value-type="currency" office:currency="PLN" office:value="1940" calcext:value-type="currency">
            <text:p>1 94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date" office:date-value="0113-12-31" calcext:value-type="date">
            <text:p>0114-01-01</text:p>
          </table:table-cell>
          <table:table-cell office:value-type="string" calcext:value-type="string">
            <text:p>Balcerowska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date" office:date-value="1997-08-28" calcext:value-type="date">
            <text:p>1997-08-28</text:p>
          </table:table-cell>
          <table:table-cell office:value-type="currency" office:currency="PLN" office:value="1770" calcext:value-type="currency">
            <text:p>1 77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date" office:date-value="0119-12-31" calcext:value-type="date">
            <text:p>0120-01-01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Informatyk</text:p>
          </table:table-cell>
          <table:table-cell office:value-type="date" office:date-value="2001-04-25" calcext:value-type="date">
            <text:p>2001-04-25</text:p>
          </table:table-cell>
          <table:table-cell office:value-type="currency" office:currency="PLN" office:value="1730" calcext:value-type="currency">
            <text:p>1 7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13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Operator</text:p>
          </table:table-cell>
          <table:table-cell office:value-type="date" office:date-value="1997-08-28" calcext:value-type="date">
            <text:p>1997-08-28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151</text:p>
          </table:table-cell>
          <table:table-cell office:value-type="string" calcext:value-type="string">
            <text:p>Bali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Urzędnik</text:p>
          </table:table-cell>
          <table:table-cell office:value-type="date" office:date-value="1999-08-10" calcext:value-type="date">
            <text:p>1999-08-10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-152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date" office:date-value="1995-02-15" calcext:value-type="date">
            <text:p>1995-02-15</text:p>
          </table:table-cell>
          <table:table-cell office:value-type="currency" office:currency="PLN" office:value="1320" calcext:value-type="currency">
            <text:p>1 32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-403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Referent</text:p>
          </table:table-cell>
          <table:table-cell office:value-type="date" office:date-value="2001-08-21" calcext:value-type="date">
            <text:p>2001-08-21</text:p>
          </table:table-cell>
          <table:table-cell office:value-type="currency" office:currency="PLN" office:value="1350" calcext:value-type="currency">
            <text:p>1 35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date" office:date-value="0121-12-31" calcext:value-type="date">
            <text:p>0122-01-01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date" office:date-value="1991-11-15" calcext:value-type="date">
            <text:p>1991-11-15</text:p>
          </table:table-cell>
          <table:table-cell office:value-type="currency" office:currency="PLN" office:value="1650" calcext:value-type="currency">
            <text:p>1 6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15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date" office:date-value="1991-08-21" calcext:value-type="date">
            <text:p>1991-08-21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18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date" office:date-value="2002-04-23" calcext:value-type="date">
            <text:p>2002-04-23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date" office:date-value="0122-12-31" calcext:value-type="date">
            <text:p>0123-01-01</text:p>
          </table:table-cell>
          <table:table-cell office:value-type="string" calcext:value-type="string">
            <text:p>Banaczek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Informatyk</text:p>
          </table:table-cell>
          <table:table-cell office:value-type="date" office:date-value="1995-10-29" calcext:value-type="date">
            <text:p>1995-10-29</text:p>
          </table:table-cell>
          <table:table-cell office:value-type="currency" office:currency="PLN" office:value="1730" calcext:value-type="currency">
            <text:p>1 7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553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Zaopatrzeniowiec</text:p>
          </table:table-cell>
          <table:table-cell office:value-type="date" office:date-value="2000-06-04" calcext:value-type="date">
            <text:p>2000-06-04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140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Sprzedawca</text:p>
          </table:table-cell>
          <table:table-cell office:value-type="date" office:date-value="1994-06-01" calcext:value-type="date">
            <text:p>1994-06-01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331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przedawca</text:p>
          </table:table-cell>
          <table:table-cell office:value-type="date" office:date-value="1993-04-09" calcext:value-type="date">
            <text:p>1993-04-09</text:p>
          </table:table-cell>
          <table:table-cell office:value-type="currency" office:currency="PLN" office:value="1270" calcext:value-type="currency">
            <text:p>1 27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s-357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date" office:date-value="1997-01-27" calcext:value-type="date">
            <text:p>1997-01-27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-330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Sprzedawca</text:p>
          </table:table-cell>
          <table:table-cell office:value-type="date" office:date-value="2002-08-08" calcext:value-type="date">
            <text:p>2002-08-08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-404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Referent</text:p>
          </table:table-cell>
          <table:table-cell office:value-type="date" office:date-value="1994-06-01" calcext:value-type="date">
            <text:p>1994-06-01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R-405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Referent</text:p>
          </table:table-cell>
          <table:table-cell office:value-type="date" office:date-value="1996-08-15" calcext:value-type="date">
            <text:p>1996-08-15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O-119</text:p>
          </table:table-cell>
          <table:table-cell office:value-type="string" calcext:value-type="string">
            <text:p>Bansi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Operator</text:p>
          </table:table-cell>
          <table:table-cell office:value-type="date" office:date-value="1999-12-28" calcext:value-type="date">
            <text:p>1999-12-28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522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date" office:date-value="1990-10-20" calcext:value-type="date">
            <text:p>1990-10-20</text:p>
          </table:table-cell>
          <table:table-cell office:value-type="currency" office:currency="PLN" office:value="1180" calcext:value-type="currency">
            <text:p>1 18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s-257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sięgowy</text:p>
          </table:table-cell>
          <table:table-cell office:value-type="date" office:date-value="1994-08-04" calcext:value-type="date">
            <text:p>1994-08-04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0123-12-31" calcext:value-type="date">
            <text:p>0124-01-01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Informatyk</text:p>
          </table:table-cell>
          <table:table-cell office:value-type="date" office:date-value="2001-03-18" calcext:value-type="date">
            <text:p>2001-03-18</text:p>
          </table:table-cell>
          <table:table-cell office:value-type="currency" office:currency="PLN" office:value="1800" calcext:value-type="currency">
            <text:p>1 80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20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date" office:date-value="1997-08-08" calcext:value-type="date">
            <text:p>1997-08-08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21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Operator</text:p>
          </table:table-cell>
          <table:table-cell office:value-type="date" office:date-value="1993-09-24" calcext:value-type="date">
            <text:p>1993-09-24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22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Operator</text:p>
          </table:table-cell>
          <table:table-cell office:value-type="date" office:date-value="1994-10-25" calcext:value-type="date">
            <text:p>1994-10-25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9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Sprzedawca</text:p>
          </table:table-cell>
          <table:table-cell office:value-type="date" office:date-value="1991-12-06" calcext:value-type="date">
            <text:p>1991-12-06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12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Sprzedawca</text:p>
          </table:table-cell>
          <table:table-cell office:value-type="date" office:date-value="1991-11-23" calcext:value-type="date">
            <text:p>1991-11-23</text:p>
          </table:table-cell>
          <table:table-cell office:value-type="currency" office:currency="PLN" office:value="1290" calcext:value-type="currency">
            <text:p>1 29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-406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Referent</text:p>
          </table:table-cell>
          <table:table-cell office:value-type="date" office:date-value="2002-09-08" calcext:value-type="date">
            <text:p>2002-09-08</text:p>
          </table:table-cell>
          <table:table-cell office:value-type="currency" office:currency="PLN" office:value="1340" calcext:value-type="currency">
            <text:p>1 340,00 zł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-420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date" office:date-value="1990-03-10" calcext:value-type="date">
            <text:p>1990-03-10</text:p>
          </table:table-cell>
          <table:table-cell office:value-type="currency" office:currency="PLN" office:value="1320" calcext:value-type="currency">
            <text:p>1 320,00 zł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Ki-580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ca</text:p>
          </table:table-cell>
          <table:table-cell office:value-type="date" office:date-value="2002-04-13" calcext:value-type="date">
            <text:p>2002-04-13</text:p>
          </table:table-cell>
          <table:table-cell office:value-type="currency" office:currency="PLN" office:value="1350" calcext:value-type="currency">
            <text:p>1 35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-421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Referent</text:p>
          </table:table-cell>
          <table:table-cell office:value-type="date" office:date-value="2000-10-16" calcext:value-type="date">
            <text:p>2000-10-16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-422</text:p>
          </table:table-cell>
          <table:table-cell office:value-type="string" calcext:value-type="string">
            <text:p>Banel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Referent</text:p>
          </table:table-cell>
          <table:table-cell office:value-type="date" office:date-value="1994-07-13" calcext:value-type="date">
            <text:p>1994-07-13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O-123</text:p>
          </table:table-cell>
          <table:table-cell office:value-type="string" calcext:value-type="string">
            <text:p>Bań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date" office:date-value="1991-01-13" calcext:value-type="date">
            <text:p>1991-01-13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s-332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Księgowy</text:p>
          </table:table-cell>
          <table:table-cell office:value-type="date" office:date-value="2000-02-24" calcext:value-type="date">
            <text:p>2000-02-24</text:p>
          </table:table-cell>
          <table:table-cell office:value-type="currency" office:currency="PLN" office:value="1380" calcext:value-type="currency">
            <text:p>1 38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date" office:date-value="0130-12-31" calcext:value-type="date">
            <text:p>0131-01-01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date" office:date-value="1990-04-24" calcext:value-type="date">
            <text:p>1990-04-24</text:p>
          </table:table-cell>
          <table:table-cell office:value-type="currency" office:currency="PLN" office:value="1830" calcext:value-type="currency">
            <text:p>1 8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736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date" office:date-value="1992-02-21" calcext:value-type="date">
            <text:p>1992-02-21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749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date" office:date-value="1991-09-18" calcext:value-type="date">
            <text:p>1991-09-18</text:p>
          </table:table-cell>
          <table:table-cell office:value-type="currency" office:currency="PLN" office:value="1080" calcext:value-type="currency">
            <text:p>1 08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752</text:p>
          </table:table-cell>
          <table:table-cell office:value-type="string" calcext:value-type="string">
            <text:p>Walas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date" office:date-value="1990-05-31" calcext:value-type="date">
            <text:p>1990-05-31</text:p>
          </table:table-cell>
          <table:table-cell office:value-type="currency" office:currency="PLN" office:value="1380" calcext:value-type="currency">
            <text:p>1 38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-478</text:p>
          </table:table-cell>
          <table:table-cell office:value-type="string" calcext:value-type="string">
            <text:p>Jan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nik</text:p>
          </table:table-cell>
          <table:table-cell office:value-type="date" office:date-value="1999-11-22" calcext:value-type="date">
            <text:p>1999-11-22</text:p>
          </table:table-cell>
          <table:table-cell office:value-type="currency" office:currency="PLN" office:value="1890" calcext:value-type="currency">
            <text:p>1 89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765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date" office:date-value="1990-08-31" calcext:value-type="date">
            <text:p>1990-08-31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-769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date" office:date-value="1993-12-22" calcext:value-type="date">
            <text:p>1993-12-22</text:p>
          </table:table-cell>
          <table:table-cell office:value-type="currency" office:currency="PLN" office:value="2180" calcext:value-type="currency">
            <text:p>2 18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-778</text:p>
          </table:table-cell>
          <table:table-cell office:value-type="string" calcext:value-type="string">
            <text:p>Zawodni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nik</text:p>
          </table:table-cell>
          <table:table-cell office:value-type="date" office:date-value="1995-02-08" calcext:value-type="date">
            <text:p>1995-02-08</text:p>
          </table:table-cell>
          <table:table-cell office:value-type="currency" office:currency="PLN" office:value="1920" calcext:value-type="currency">
            <text:p>1 92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-778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Analityk</text:p>
          </table:table-cell>
          <table:table-cell office:value-type="date" office:date-value="1995-02-04" calcext:value-type="date">
            <text:p>1995-02-04</text:p>
          </table:table-cell>
          <table:table-cell office:value-type="currency" office:currency="PLN" office:value="1670" calcext:value-type="currency">
            <text:p>1 67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s-778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Księgowy</text:p>
          </table:table-cell>
          <table:table-cell office:value-type="date" office:date-value="1993-08-09" calcext:value-type="date">
            <text:p>1993-08-09</text:p>
          </table:table-cell>
          <table:table-cell office:value-type="currency" office:currency="PLN" office:value="1660" calcext:value-type="currency">
            <text:p>1 66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0132-12-31" calcext:value-type="date">
            <text:p>0133-01-01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date" office:date-value="1996-08-07" calcext:value-type="date">
            <text:p>1996-08-07</text:p>
          </table:table-cell>
          <table:table-cell office:value-type="currency" office:currency="PLN" office:value="1800" calcext:value-type="currency">
            <text:p>1 80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s-779</text:p>
          </table:table-cell>
          <table:table-cell office:value-type="string" calcext:value-type="string">
            <text:p>Baka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sięgowy</text:p>
          </table:table-cell>
          <table:table-cell office:value-type="date" office:date-value="1991-04-05" calcext:value-type="date">
            <text:p>1991-04-05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-779</text:p>
          </table:table-cell>
          <table:table-cell office:value-type="string" calcext:value-type="string">
            <text:p>Falek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Analityk</text:p>
          </table:table-cell>
          <table:table-cell office:value-type="date" office:date-value="2000-01-05" calcext:value-type="date">
            <text:p>2000-01-05</text:p>
          </table:table-cell>
          <table:table-cell office:value-type="currency" office:currency="PLN" office:value="1590" calcext:value-type="currency">
            <text:p>1 5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779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Urzędnik</text:p>
          </table:table-cell>
          <table:table-cell office:value-type="date" office:date-value="2002-08-08" calcext:value-type="date">
            <text:p>2002-08-08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778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1997-05-17" calcext:value-type="date">
            <text:p>1997-05-17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-100</text:p>
          </table:table-cell>
          <table:table-cell office:value-type="string" calcext:value-type="string">
            <text:p>Kral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Prezes</text:p>
          </table:table-cell>
          <table:table-cell office:value-type="date" office:date-value="1991-08-13" calcext:value-type="date">
            <text:p>1991-08-13</text:p>
          </table:table-cell>
          <table:table-cell office:value-type="currency" office:currency="PLN" office:value="4650" calcext:value-type="currency">
            <text:p>4 6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-790</text:p>
          </table:table-cell>
          <table:table-cell office:value-type="string" calcext:value-type="string">
            <text:p>Jam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7-01-13" calcext:value-type="date">
            <text:p>1997-01-13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794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Norbert</text:p>
          </table:table-cell>
          <table:table-cell office:value-type="string" calcext:value-type="string">
            <text:p>Urzędnik</text:p>
          </table:table-cell>
          <table:table-cell office:value-type="date" office:date-value="1999-08-26" calcext:value-type="date">
            <text:p>1999-08-26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79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date" office:date-value="1997-11-19" calcext:value-type="date">
            <text:p>1997-11-19</text:p>
          </table:table-cell>
          <table:table-cell office:value-type="currency" office:currency="PLN" office:value="1410" calcext:value-type="currency">
            <text:p>1 41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790</text:p>
          </table:table-cell>
          <table:table-cell office:value-type="string" calcext:value-type="string">
            <text:p>Zugaj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date" office:date-value="2002-09-29" calcext:value-type="date">
            <text:p>2002-09-29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133-12-31" calcext:value-type="date">
            <text:p>0134-01-01</text:p>
          </table:table-cell>
          <table:table-cell office:value-type="string" calcext:value-type="string">
            <text:p>Abramczy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date" office:date-value="1994-02-24" calcext:value-type="date">
            <text:p>1994-02-24</text:p>
          </table:table-cell>
          <table:table-cell office:value-type="currency" office:currency="PLN" office:value="1740" calcext:value-type="currency">
            <text:p>1 7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55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date" office:date-value="1991-07-04" calcext:value-type="date">
            <text:p>1991-07-04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578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date" office:date-value="1990-09-05" calcext:value-type="date">
            <text:p>1990-09-05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date" office:date-value="0134-12-31" calcext:value-type="date">
            <text:p>0135-01-0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Informatyk</text:p>
          </table:table-cell>
          <table:table-cell office:value-type="date" office:date-value="1991-07-21" calcext:value-type="date">
            <text:p>1991-07-21</text:p>
          </table:table-cell>
          <table:table-cell office:value-type="currency" office:currency="PLN" office:value="1880" calcext:value-type="currency">
            <text:p>1 88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144-12-31" calcext:value-type="date">
            <text:p>0145-01-0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date" office:date-value="1995-10-27" calcext:value-type="date">
            <text:p>1995-10-27</text:p>
          </table:table-cell>
          <table:table-cell office:value-type="currency" office:currency="PLN" office:value="1960" calcext:value-type="currency">
            <text:p>1 96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145-12-31" calcext:value-type="date">
            <text:p>0146-01-01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Informatyk</text:p>
          </table:table-cell>
          <table:table-cell office:value-type="date" office:date-value="1996-11-09" calcext:value-type="date">
            <text:p>1996-11-09</text:p>
          </table:table-cell>
          <table:table-cell office:value-type="currency" office:currency="PLN" office:value="1840" calcext:value-type="currency">
            <text:p>1 8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01-01-01" calcext:value-type="date">
            <text:p>0201-01-01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date" office:date-value="2002-06-05" calcext:value-type="date">
            <text:p>2002-06-05</text:p>
          </table:table-cell>
          <table:table-cell office:value-type="currency" office:currency="PLN" office:value="1660" calcext:value-type="currency">
            <text:p>1 66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02-01-01" calcext:value-type="date">
            <text:p>0202-01-01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Informatyk</text:p>
          </table:table-cell>
          <table:table-cell office:value-type="date" office:date-value="2000-11-23" calcext:value-type="date">
            <text:p>2000-11-23</text:p>
          </table:table-cell>
          <table:table-cell office:value-type="currency" office:currency="PLN" office:value="1830" calcext:value-type="currency">
            <text:p>1 8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03-01-01" calcext:value-type="date">
            <text:p>0203-01-01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date" office:date-value="2002-04-17" calcext:value-type="date">
            <text:p>2002-04-17</text:p>
          </table:table-cell>
          <table:table-cell office:value-type="currency" office:currency="PLN" office:value="1920" calcext:value-type="currency">
            <text:p>1 92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04-01-01" calcext:value-type="date">
            <text:p>0204-01-01</text:p>
          </table:table-cell>
          <table:table-cell office:value-type="string" calcext:value-type="string">
            <text:p>Bańk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Informatyk</text:p>
          </table:table-cell>
          <table:table-cell office:value-type="date" office:date-value="1997-03-17" calcext:value-type="date">
            <text:p>1997-03-17</text:p>
          </table:table-cell>
          <table:table-cell office:value-type="currency" office:currency="PLN" office:value="1530" calcext:value-type="currency">
            <text:p>1 53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date" office:date-value="0208-01-01" calcext:value-type="date">
            <text:p>0208-01-01</text:p>
          </table:table-cell>
          <table:table-cell office:value-type="string" calcext:value-type="string">
            <text:p>Baraba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Informatyk</text:p>
          </table:table-cell>
          <table:table-cell office:value-type="date" office:date-value="1999-08-06" calcext:value-type="date">
            <text:p>1999-08-06</text:p>
          </table:table-cell>
          <table:table-cell office:value-type="currency" office:currency="PLN" office:value="1870" calcext:value-type="currency">
            <text:p>1 87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555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date" office:date-value="1993-12-20" calcext:value-type="date">
            <text:p>1993-12-20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date" office:date-value="0210-01-01" calcext:value-type="date">
            <text:p>0210-01-01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Informatyk</text:p>
          </table:table-cell>
          <table:table-cell office:value-type="date" office:date-value="1992-08-20" calcext:value-type="date">
            <text:p>1992-08-20</text:p>
          </table:table-cell>
          <table:table-cell office:value-type="currency" office:currency="PLN" office:value="1830" calcext:value-type="currency">
            <text:p>1 8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24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Ludmiła</text:p>
          </table:table-cell>
          <table:table-cell office:value-type="string" calcext:value-type="string">
            <text:p>Operator</text:p>
          </table:table-cell>
          <table:table-cell office:value-type="date" office:date-value="2000-05-05" calcext:value-type="date">
            <text:p>2000-05-05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33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Olgierd</text:p>
          </table:table-cell>
          <table:table-cell office:value-type="string" calcext:value-type="string">
            <text:p>Operator</text:p>
          </table:table-cell>
          <table:table-cell office:value-type="date" office:date-value="1990-09-03" calcext:value-type="date">
            <text:p>1990-09-03</text:p>
          </table:table-cell>
          <table:table-cell office:value-type="currency" office:currency="PLN" office:value="1480" calcext:value-type="currency">
            <text:p>1 4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-423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Referent</text:p>
          </table:table-cell>
          <table:table-cell office:value-type="date" office:date-value="1997-02-11" calcext:value-type="date">
            <text:p>1997-02-11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-116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Analityk</text:p>
          </table:table-cell>
          <table:table-cell office:value-type="date" office:date-value="2001-08-20" calcext:value-type="date">
            <text:p>2001-08-20</text:p>
          </table:table-cell>
          <table:table-cell office:value-type="currency" office:currency="PLN" office:value="1720" calcext:value-type="currency">
            <text:p>1 7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34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date" office:date-value="2001-04-17" calcext:value-type="date">
            <text:p>2001-04-17</text:p>
          </table:table-cell>
          <table:table-cell office:value-type="currency" office:currency="PLN" office:value="1270" calcext:value-type="currency">
            <text:p>1 2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i-270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Kierowca</text:p>
          </table:table-cell>
          <table:table-cell office:value-type="date" office:date-value="1995-01-26" calcext:value-type="date">
            <text:p>1995-01-26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-135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Operator</text:p>
          </table:table-cell>
          <table:table-cell office:value-type="date" office:date-value="1994-04-20" calcext:value-type="date">
            <text:p>1994-04-20</text:p>
          </table:table-cell>
          <table:table-cell office:value-type="currency" office:currency="PLN" office:value="1430" calcext:value-type="currency">
            <text:p>1 43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36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Operator</text:p>
          </table:table-cell>
          <table:table-cell office:value-type="date" office:date-value="1991-01-23" calcext:value-type="date">
            <text:p>1991-01-23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210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Doradca</text:p>
          </table:table-cell>
          <table:table-cell office:value-type="date" office:date-value="2000-08-23" calcext:value-type="date">
            <text:p>2000-08-23</text:p>
          </table:table-cell>
          <table:table-cell office:value-type="currency" office:currency="PLN" office:value="1740" calcext:value-type="currency">
            <text:p>1 7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335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Sprzedawca</text:p>
          </table:table-cell>
          <table:table-cell office:value-type="date" office:date-value="2001-10-31" calcext:value-type="date">
            <text:p>2001-10-31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3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Sprzedawca</text:p>
          </table:table-cell>
          <table:table-cell office:value-type="date" office:date-value="1996-11-12" calcext:value-type="date">
            <text:p>1996-11-12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-2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Doradca</text:p>
          </table:table-cell>
          <table:table-cell office:value-type="date" office:date-value="1996-05-06" calcext:value-type="date">
            <text:p>1996-05-06</text:p>
          </table:table-cell>
          <table:table-cell office:value-type="currency" office:currency="PLN" office:value="1860" calcext:value-type="currency">
            <text:p>1 86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115</text:p>
          </table:table-cell>
          <table:table-cell office:value-type="string" calcext:value-type="string">
            <text:p>Barbucha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Analityk</text:p>
          </table:table-cell>
          <table:table-cell office:value-type="date" office:date-value="2000-10-08" calcext:value-type="date">
            <text:p>2000-10-08</text:p>
          </table:table-cell>
          <table:table-cell office:value-type="currency" office:currency="PLN" office:value="1680" calcext:value-type="currency">
            <text:p>1 6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137</text:p>
          </table:table-cell>
          <table:table-cell office:value-type="string" calcext:value-type="string">
            <text:p>Barcikow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Operator</text:p>
          </table:table-cell>
          <table:table-cell office:value-type="date" office:date-value="1997-05-05" calcext:value-type="date">
            <text:p>1997-05-05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38</text:p>
          </table:table-cell>
          <table:table-cell office:value-type="string" calcext:value-type="string">
            <text:p>Barcikowska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Operator</text:p>
          </table:table-cell>
          <table:table-cell office:value-type="date" office:date-value="1998-12-26" calcext:value-type="date">
            <text:p>1998-12-26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325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5-06-27" calcext:value-type="date">
            <text:p>1995-06-27</text:p>
          </table:table-cell>
          <table:table-cell office:value-type="currency" office:currency="PLN" office:value="1060" calcext:value-type="currency">
            <text:p>1 06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-212</text:p>
          </table:table-cell>
          <table:table-cell office:value-type="string" calcext:value-type="string">
            <text:p>Barszcz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Doradca</text:p>
          </table:table-cell>
          <table:table-cell office:value-type="date" office:date-value="1999-10-25" calcext:value-type="date">
            <text:p>1999-10-25</text:p>
          </table:table-cell>
          <table:table-cell office:value-type="currency" office:currency="PLN" office:value="1620" calcext:value-type="currency">
            <text:p>1 6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346</text:p>
          </table:table-cell>
          <table:table-cell office:value-type="string" calcext:value-type="string">
            <text:p>Barcz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8-03-12" calcext:value-type="date">
            <text:p>1998-03-12</text:p>
          </table:table-cell>
          <table:table-cell office:value-type="currency" office:currency="PLN" office:value="1280" calcext:value-type="currency">
            <text:p>1 28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U-160</text:p>
          </table:table-cell>
          <table:table-cell office:value-type="string" calcext:value-type="string">
            <text:p>Barc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date" office:date-value="1996-07-09" calcext:value-type="date">
            <text:p>1996-07-09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Ki-345</text:p>
          </table:table-cell>
          <table:table-cell office:value-type="string" calcext:value-type="string">
            <text:p>Barczyk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ca</text:p>
          </table:table-cell>
          <table:table-cell office:value-type="date" office:date-value="1999-06-20" calcext:value-type="date">
            <text:p>1999-06-20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137</text:p>
          </table:table-cell>
          <table:table-cell office:value-type="string" calcext:value-type="string">
            <text:p>Bardzio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date" office:date-value="1992-04-23" calcext:value-type="date">
            <text:p>1992-04-23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-114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nalityk</text:p>
          </table:table-cell>
          <table:table-cell office:value-type="date" office:date-value="2000-08-30" calcext:value-type="date">
            <text:p>2000-08-30</text:p>
          </table:table-cell>
          <table:table-cell office:value-type="currency" office:currency="PLN" office:value="1700" calcext:value-type="currency">
            <text:p>1 70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-455</text:p>
          </table:table-cell>
          <table:table-cell office:value-type="string" calcext:value-type="string">
            <text:p>Bargie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Referent</text:p>
          </table:table-cell>
          <table:table-cell office:value-type="date" office:date-value="2000-01-18" calcext:value-type="date">
            <text:p>2000-01-18</text:p>
          </table:table-cell>
          <table:table-cell office:value-type="currency" office:currency="PLN" office:value="1160" calcext:value-type="currency">
            <text:p>1 16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i-349</text:p>
          </table:table-cell>
          <table:table-cell office:value-type="string" calcext:value-type="string">
            <text:p>Bargieł</text:p>
          </table:table-cell>
          <table:table-cell office:value-type="string" calcext:value-type="string">
            <text:p>Dionizy</text:p>
          </table:table-cell>
          <table:table-cell office:value-type="string" calcext:value-type="string">
            <text:p>Kierowca</text:p>
          </table:table-cell>
          <table:table-cell office:value-type="date" office:date-value="2000-02-01" calcext:value-type="date">
            <text:p>2000-02-01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105</text:p>
          </table:table-cell>
          <table:table-cell office:value-type="string" calcext:value-type="string">
            <text:p>Barnaś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date" office:date-value="1995-04-14" calcext:value-type="date">
            <text:p>1995-04-14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-139</text:p>
          </table:table-cell>
          <table:table-cell office:value-type="string" calcext:value-type="string">
            <text:p>Barska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Operator</text:p>
          </table:table-cell>
          <table:table-cell office:value-type="date" office:date-value="1996-09-07" calcext:value-type="date">
            <text:p>1996-09-07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322</text:p>
          </table:table-cell>
          <table:table-cell office:value-type="string" calcext:value-type="string">
            <text:p>Bar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Sprzedawca</text:p>
          </table:table-cell>
          <table:table-cell office:value-type="date" office:date-value="1994-07-31" calcext:value-type="date">
            <text:p>1994-07-31</text:p>
          </table:table-cell>
          <table:table-cell office:value-type="currency" office:currency="PLN" office:value="1470" calcext:value-type="currency">
            <text:p>1 47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56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Zaopatrzeniowiec</text:p>
          </table:table-cell>
          <table:table-cell office:value-type="date" office:date-value="1994-07-13" calcext:value-type="date">
            <text:p>1994-07-13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-214</text:p>
          </table:table-cell>
          <table:table-cell office:value-type="string" calcext:value-type="string">
            <text:p>Bartel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Doradca</text:p>
          </table:table-cell>
          <table:table-cell office:value-type="date" office:date-value="1993-08-27" calcext:value-type="date">
            <text:p>1993-08-27</text:p>
          </table:table-cell>
          <table:table-cell office:value-type="currency" office:currency="PLN" office:value="2010" calcext:value-type="currency">
            <text:p>2 0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-557</text:p>
          </table:table-cell>
          <table:table-cell office:value-type="string" calcext:value-type="string">
            <text:p>Bartkiewicz</text:p>
          </table:table-cell>
          <table:table-cell office:value-type="string" calcext:value-type="string">
            <text:p>Elwira</text:p>
          </table:table-cell>
          <table:table-cell office:value-type="string" calcext:value-type="string">
            <text:p>Zaopatrzeniowiec</text:p>
          </table:table-cell>
          <table:table-cell office:value-type="date" office:date-value="2001-08-27" calcext:value-type="date">
            <text:p>2001-08-27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-452</text:p>
          </table:table-cell>
          <table:table-cell office:value-type="string" calcext:value-type="string">
            <text:p>Bartkowiak</text:p>
          </table:table-cell>
          <table:table-cell office:value-type="string" calcext:value-type="string">
            <text:p>Lucjan</text:p>
          </table:table-cell>
          <table:table-cell office:value-type="string" calcext:value-type="string">
            <text:p>Kierownik</text:p>
          </table:table-cell>
          <table:table-cell office:value-type="date" office:date-value="1994-03-15" calcext:value-type="date">
            <text:p>1994-03-15</text:p>
          </table:table-cell>
          <table:table-cell office:value-type="currency" office:currency="PLN" office:value="1990" calcext:value-type="currency">
            <text:p>1 990,00 zł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O-140</text:p>
          </table:table-cell>
          <table:table-cell office:value-type="string" calcext:value-type="string">
            <text:p>Bartnik</text:p>
          </table:table-cell>
          <table:table-cell office:value-type="string" calcext:value-type="string">
            <text:p>Feliks</text:p>
          </table:table-cell>
          <table:table-cell office:value-type="string" calcext:value-type="string">
            <text:p>Operator</text:p>
          </table:table-cell>
          <table:table-cell office:value-type="date" office:date-value="1997-01-20" calcext:value-type="date">
            <text:p>1997-01-20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321</text:p>
          </table:table-cell>
          <table:table-cell office:value-type="string" calcext:value-type="string">
            <text:p>Bartodziej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date" office:date-value="1999-11-28" calcext:value-type="date">
            <text:p>1999-11-28</text:p>
          </table:table-cell>
          <table:table-cell office:value-type="currency" office:currency="PLN" office:value="1340" calcext:value-type="currency">
            <text:p>1 34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-101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iceprezes</text:p>
          </table:table-cell>
          <table:table-cell office:value-type="date" office:date-value="1990-02-04" calcext:value-type="date">
            <text:p>1990-02-04</text:p>
          </table:table-cell>
          <table:table-cell office:value-type="currency" office:currency="PLN" office:value="2990" calcext:value-type="currency">
            <text:p>2 99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-213</text:p>
          </table:table-cell>
          <table:table-cell office:value-type="string" calcext:value-type="string">
            <text:p>Bartosiak</text:p>
          </table:table-cell>
          <table:table-cell office:value-type="string" calcext:value-type="string">
            <text:p>Kazimiera</text:p>
          </table:table-cell>
          <table:table-cell office:value-type="string" calcext:value-type="string">
            <text:p>Doradca</text:p>
          </table:table-cell>
          <table:table-cell office:value-type="date" office:date-value="1996-06-18" calcext:value-type="date">
            <text:p>1996-06-18</text:p>
          </table:table-cell>
          <table:table-cell office:value-type="currency" office:currency="PLN" office:value="2000" calcext:value-type="currency">
            <text:p>2 0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215</text:p>
          </table:table-cell>
          <table:table-cell office:value-type="string" calcext:value-type="string">
            <text:p>Bartosiewicz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Doradca</text:p>
          </table:table-cell>
          <table:table-cell office:value-type="date" office:date-value="1997-03-07" calcext:value-type="date">
            <text:p>1997-03-07</text:p>
          </table:table-cell>
          <table:table-cell office:value-type="currency" office:currency="PLN" office:value="1610" calcext:value-type="currency">
            <text:p>1 6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i-351</text:p>
          </table:table-cell>
          <table:table-cell office:value-type="string" calcext:value-type="string">
            <text:p>Bartosik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date" office:date-value="1993-06-28" calcext:value-type="date">
            <text:p>1993-06-28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-456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Referent</text:p>
          </table:table-cell>
          <table:table-cell office:value-type="date" office:date-value="1995-01-16" calcext:value-type="date">
            <text:p>1995-01-16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206</text:p>
          </table:table-cell>
          <table:table-cell office:value-type="string" calcext:value-type="string">
            <text:p>Bartosz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1-08-24" calcext:value-type="date">
            <text:p>1991-08-24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-457</text:p>
          </table:table-cell>
          <table:table-cell office:value-type="string" calcext:value-type="string">
            <text:p>Bartosi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date" office:date-value="2002-04-01" calcext:value-type="date">
            <text:p>2002-04-01</text:p>
          </table:table-cell>
          <table:table-cell office:value-type="currency" office:currency="PLN" office:value="1410" calcext:value-type="currency">
            <text:p>1 41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i-352</text:p>
          </table:table-cell>
          <table:table-cell office:value-type="string" calcext:value-type="string">
            <text:p>Bartoś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Kierowca</text:p>
          </table:table-cell>
          <table:table-cell office:value-type="date" office:date-value="1997-10-07" calcext:value-type="date">
            <text:p>1997-10-07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O-145</text:p>
          </table:table-cell>
          <table:table-cell office:value-type="string" calcext:value-type="string">
            <text:p>Barwic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date" office:date-value="1995-10-06" calcext:value-type="date">
            <text:p>1995-10-06</text:p>
          </table:table-cell>
          <table:table-cell office:value-type="currency" office:currency="PLN" office:value="1020" calcext:value-type="currency">
            <text:p>1 0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-376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nik</text:p>
          </table:table-cell>
          <table:table-cell office:value-type="date" office:date-value="2002-09-27" calcext:value-type="date">
            <text:p>2002-09-27</text:p>
          </table:table-cell>
          <table:table-cell office:value-type="currency" office:currency="PLN" office:value="1930" calcext:value-type="currency">
            <text:p>1 930,00 z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Ki-358</text:p>
          </table:table-cell>
          <table:table-cell office:value-type="string" calcext:value-type="string">
            <text:p>Baryłk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date" office:date-value="1991-02-11" calcext:value-type="date">
            <text:p>1991-02-11</text:p>
          </table:table-cell>
          <table:table-cell office:value-type="currency" office:currency="PLN" office:value="1020" calcext:value-type="currency">
            <text:p>1 02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s-580</text:p>
          </table:table-cell>
          <table:table-cell office:value-type="string" calcext:value-type="string">
            <text:p>Baryłkiewicz</text:p>
          </table:table-cell>
          <table:table-cell office:value-type="string" calcext:value-type="string">
            <text:p>Klemens</text:p>
          </table:table-cell>
          <table:table-cell office:value-type="string" calcext:value-type="string">
            <text:p>Księgowy</text:p>
          </table:table-cell>
          <table:table-cell office:value-type="date" office:date-value="1995-04-18" calcext:value-type="date">
            <text:p>1995-04-18</text:p>
          </table:table-cell>
          <table:table-cell office:value-type="currency" office:currency="PLN" office:value="1730" calcext:value-type="currency">
            <text:p>1 73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Ks-361</text:p>
          </table:table-cell>
          <table:table-cell office:value-type="string" calcext:value-type="string">
            <text:p>Baryłko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sięgowy</text:p>
          </table:table-cell>
          <table:table-cell office:value-type="date" office:date-value="1992-09-30" calcext:value-type="date">
            <text:p>1992-09-30</text:p>
          </table:table-cell>
          <table:table-cell office:value-type="currency" office:currency="PLN" office:value="1600" calcext:value-type="currency">
            <text:p>1 60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-320</text:p>
          </table:table-cell>
          <table:table-cell office:value-type="string" calcext:value-type="string">
            <text:p>Basaj</text:p>
          </table:table-cell>
          <table:table-cell office:value-type="string" calcext:value-type="string">
            <text:p>Zenobiusz</text:p>
          </table:table-cell>
          <table:table-cell office:value-type="string" calcext:value-type="string">
            <text:p>Sprzedawca</text:p>
          </table:table-cell>
          <table:table-cell office:value-type="date" office:date-value="1997-03-03" calcext:value-type="date">
            <text:p>1997-03-03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34</text:p>
          </table:table-cell>
          <table:table-cell office:value-type="string" calcext:value-type="string">
            <text:p>Basi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8-01-03" calcext:value-type="date">
            <text:p>1998-01-03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O-146</text:p>
          </table:table-cell>
          <table:table-cell office:value-type="string" calcext:value-type="string">
            <text:p>Basiń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date" office:date-value="2002-08-22" calcext:value-type="date">
            <text:p>2002-08-22</text:p>
          </table:table-cell>
          <table:table-cell office:value-type="currency" office:currency="PLN" office:value="1250" calcext:value-type="currency">
            <text:p>1 2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3</text:p>
          </table:table-cell>
          <table:table-cell office:value-type="string" calcext:value-type="string">
            <text:p>Bator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Sprzedawca</text:p>
          </table:table-cell>
          <table:table-cell office:value-type="date" office:date-value="1997-05-19" calcext:value-type="date">
            <text:p>1997-05-19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-102</text:p>
          </table:table-cell>
          <table:table-cell office:value-type="string" calcext:value-type="string">
            <text:p>Bator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Wiceprezes</text:p>
          </table:table-cell>
          <table:table-cell office:value-type="date" office:date-value="1997-01-19" calcext:value-type="date">
            <text:p>1997-01-19</text:p>
          </table:table-cell>
          <table:table-cell office:value-type="currency" office:currency="PLN" office:value="2500" calcext:value-type="currency">
            <text:p>2 50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-142</text:p>
          </table:table-cell>
          <table:table-cell office:value-type="string" calcext:value-type="string">
            <text:p>Batyck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date" office:date-value="1991-01-02" calcext:value-type="date">
            <text:p>1991-01-02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s-360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Józefina</text:p>
          </table:table-cell>
          <table:table-cell office:value-type="string" calcext:value-type="string">
            <text:p>Księgowy</text:p>
          </table:table-cell>
          <table:table-cell office:value-type="date" office:date-value="1997-03-21" calcext:value-type="date">
            <text:p>1997-03-21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-147</text:p>
          </table:table-cell>
          <table:table-cell office:value-type="string" calcext:value-type="string">
            <text:p>Bawar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Operator</text:p>
          </table:table-cell>
          <table:table-cell office:value-type="date" office:date-value="1996-11-23" calcext:value-type="date">
            <text:p>1996-11-23</text:p>
          </table:table-cell>
          <table:table-cell office:value-type="currency" office:currency="PLN" office:value="1430" calcext:value-type="currency">
            <text:p>1 43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2</text:p>
          </table:table-cell>
          <table:table-cell office:value-type="string" calcext:value-type="string">
            <text:p>Bazydło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Sprzedawca</text:p>
          </table:table-cell>
          <table:table-cell office:value-type="date" office:date-value="1996-08-23" calcext:value-type="date">
            <text:p>1996-08-23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O-148</text:p>
          </table:table-cell>
          <table:table-cell office:value-type="string" calcext:value-type="string">
            <text:p>Bąba</text:p>
          </table:table-cell>
          <table:table-cell office:value-type="string" calcext:value-type="string">
            <text:p>Marcelina</text:p>
          </table:table-cell>
          <table:table-cell office:value-type="string" calcext:value-type="string">
            <text:p>Operator</text:p>
          </table:table-cell>
          <table:table-cell office:value-type="date" office:date-value="2000-10-18" calcext:value-type="date">
            <text:p>2000-10-18</text:p>
          </table:table-cell>
          <table:table-cell office:value-type="currency" office:currency="PLN" office:value="1020" calcext:value-type="currency">
            <text:p>1 0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0</text:p>
          </table:table-cell>
          <table:table-cell office:value-type="string" calcext:value-type="string">
            <text:p>Bąbal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Sprzedawca</text:p>
          </table:table-cell>
          <table:table-cell office:value-type="date" office:date-value="1995-07-24" calcext:value-type="date">
            <text:p>1995-07-24</text:p>
          </table:table-cell>
          <table:table-cell office:value-type="currency" office:currency="PLN" office:value="1280" calcext:value-type="currency">
            <text:p>1 28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162</text:p>
          </table:table-cell>
          <table:table-cell office:value-type="string" calcext:value-type="string">
            <text:p>Bączek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Urzędnik</text:p>
          </table:table-cell>
          <table:table-cell office:value-type="date" office:date-value="1998-09-18" calcext:value-type="date">
            <text:p>1998-09-18</text:p>
          </table:table-cell>
          <table:table-cell office:value-type="currency" office:currency="PLN" office:value="1250" calcext:value-type="currency">
            <text:p>1 25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U-163</text:p>
          </table:table-cell>
          <table:table-cell office:value-type="string" calcext:value-type="string">
            <text:p>Bąbal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1999-02-03" calcext:value-type="date">
            <text:p>1999-02-03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-128</text:p>
          </table:table-cell>
          <table:table-cell office:value-type="string" calcext:value-type="string">
            <text:p>Bączkow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date" office:date-value="1997-01-04" calcext:value-type="date">
            <text:p>1997-01-04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O-149</text:p>
          </table:table-cell>
          <table:table-cell office:value-type="string" calcext:value-type="string">
            <text:p>Bączk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date" office:date-value="1991-08-21" calcext:value-type="date">
            <text:p>1991-08-21</text:p>
          </table:table-cell>
          <table:table-cell office:value-type="currency" office:currency="PLN" office:value="1460" calcext:value-type="currency">
            <text:p>1 46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150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Zdzisław</text:p>
          </table:table-cell>
          <table:table-cell office:value-type="string" calcext:value-type="string">
            <text:p>Operator</text:p>
          </table:table-cell>
          <table:table-cell office:value-type="date" office:date-value="1993-01-28" calcext:value-type="date">
            <text:p>1993-01-28</text:p>
          </table:table-cell>
          <table:table-cell office:value-type="currency" office:currency="PLN" office:value="1040" calcext:value-type="currency">
            <text:p>1 0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26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date" office:date-value="1998-07-26" calcext:value-type="date">
            <text:p>1998-07-26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318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Klementyna</text:p>
          </table:table-cell>
          <table:table-cell office:value-type="string" calcext:value-type="string">
            <text:p>Sprzedawca</text:p>
          </table:table-cell>
          <table:table-cell office:value-type="date" office:date-value="1997-12-14" calcext:value-type="date">
            <text:p>1997-12-14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317</text:p>
          </table:table-cell>
          <table:table-cell office:value-type="string" calcext:value-type="string">
            <text:p>Bąkał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date" office:date-value="1996-03-15" calcext:value-type="date">
            <text:p>1996-03-15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328</text:p>
          </table:table-cell>
          <table:table-cell office:value-type="string" calcext:value-type="string">
            <text:p>Bą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date" office:date-value="1997-03-17" calcext:value-type="date">
            <text:p>1997-03-17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-164</text:p>
          </table:table-cell>
          <table:table-cell office:value-type="string" calcext:value-type="string">
            <text:p>Bdzikot</text:p>
          </table:table-cell>
          <table:table-cell office:value-type="string" calcext:value-type="string">
            <text:p>Roch</text:p>
          </table:table-cell>
          <table:table-cell office:value-type="string" calcext:value-type="string">
            <text:p>Urzędnik</text:p>
          </table:table-cell>
          <table:table-cell office:value-type="date" office:date-value="2000-07-27" calcext:value-type="date">
            <text:p>2000-07-27</text:p>
          </table:table-cell>
          <table:table-cell office:value-type="currency" office:currency="PLN" office:value="1290" calcext:value-type="currency">
            <text:p>1 29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U-165</text:p>
          </table:table-cell>
          <table:table-cell office:value-type="string" calcext:value-type="string">
            <text:p>Bedka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Urzędnik</text:p>
          </table:table-cell>
          <table:table-cell office:value-type="date" office:date-value="1994-02-01" calcext:value-type="date">
            <text:p>1994-02-01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125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2-05-02" calcext:value-type="date">
            <text:p>1992-05-02</text:p>
          </table:table-cell>
          <table:table-cell office:value-type="currency" office:currency="PLN" office:value="1180" calcext:value-type="currency">
            <text:p>1 18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166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Urzędnik</text:p>
          </table:table-cell>
          <table:table-cell office:value-type="date" office:date-value="1992-09-19" calcext:value-type="date">
            <text:p>1992-09-19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364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Stanisłąw</text:p>
          </table:table-cell>
          <table:table-cell office:value-type="string" calcext:value-type="string">
            <text:p>Kierowca</text:p>
          </table:table-cell>
          <table:table-cell office:value-type="date" office:date-value="1999-11-07" calcext:value-type="date">
            <text:p>1999-11-07</text:p>
          </table:table-cell>
          <table:table-cell office:value-type="currency" office:currency="PLN" office:value="1130" calcext:value-type="currency">
            <text:p>1 13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-167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date" office:date-value="1992-12-05" calcext:value-type="date">
            <text:p>1992-12-05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181</text:p>
          </table:table-cell>
          <table:table-cell office:value-type="string" calcext:value-type="string">
            <text:p>Bednar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date" office:date-value="1992-10-13" calcext:value-type="date">
            <text:p>1992-10-13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-224</text:p>
          </table:table-cell>
          <table:table-cell office:value-type="string" calcext:value-type="string">
            <text:p>Bednars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Operator</text:p>
          </table:table-cell>
          <table:table-cell office:value-type="date" office:date-value="1996-09-11" calcext:value-type="date">
            <text:p>1996-09-11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361</text:p>
          </table:table-cell>
          <table:table-cell office:value-type="string" calcext:value-type="string">
            <text:p>Bednarz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ierowca</text:p>
          </table:table-cell>
          <table:table-cell office:value-type="date" office:date-value="1991-02-20" calcext:value-type="date">
            <text:p>1991-02-20</text:p>
          </table:table-cell>
          <table:table-cell office:value-type="currency" office:currency="PLN" office:value="1410" calcext:value-type="currency">
            <text:p>1 41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-182</text:p>
          </table:table-cell>
          <table:table-cell office:value-type="string" calcext:value-type="string">
            <text:p>Bedyńska</text:p>
          </table:table-cell>
          <table:table-cell office:value-type="string" calcext:value-type="string">
            <text:p>Martyna</text:p>
          </table:table-cell>
          <table:table-cell office:value-type="string" calcext:value-type="string">
            <text:p>Urzędnik</text:p>
          </table:table-cell>
          <table:table-cell office:value-type="date" office:date-value="2000-08-16" calcext:value-type="date">
            <text:p>2000-08-16</text:p>
          </table:table-cell>
          <table:table-cell office:value-type="currency" office:currency="PLN" office:value="1530" calcext:value-type="currency">
            <text:p>1 5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s-395</text:p>
          </table:table-cell>
          <table:table-cell office:value-type="string" calcext:value-type="string">
            <text:p>Bedyń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date" office:date-value="2001-01-17" calcext:value-type="date">
            <text:p>2001-01-17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-183</text:p>
          </table:table-cell>
          <table:table-cell office:value-type="string" calcext:value-type="string">
            <text:p>B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Urzędnik</text:p>
          </table:table-cell>
          <table:table-cell office:value-type="date" office:date-value="1993-12-03" calcext:value-type="date">
            <text:p>1993-12-03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184</text:p>
          </table:table-cell>
          <table:table-cell office:value-type="string" calcext:value-type="string">
            <text:p>Bekasiewicz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Urzędnik</text:p>
          </table:table-cell>
          <table:table-cell office:value-type="date" office:date-value="1999-05-12" calcext:value-type="date">
            <text:p>1999-05-12</text:p>
          </table:table-cell>
          <table:table-cell office:value-type="currency" office:currency="PLN" office:value="1470" calcext:value-type="currency">
            <text:p>1 47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186</text:p>
          </table:table-cell>
          <table:table-cell office:value-type="string" calcext:value-type="string">
            <text:p>Benedykt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date" office:date-value="1990-03-31" calcext:value-type="date">
            <text:p>1990-03-31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189</text:p>
          </table:table-cell>
          <table:table-cell office:value-type="string" calcext:value-type="string">
            <text:p>Bera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date" office:date-value="1995-10-07" calcext:value-type="date">
            <text:p>1995-10-07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119</text:p>
          </table:table-cell>
          <table:table-cell office:value-type="string" calcext:value-type="string">
            <text:p>Berezow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date" office:date-value="1995-12-08" calcext:value-type="date">
            <text:p>1995-12-08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-313</text:p>
          </table:table-cell>
          <table:table-cell office:value-type="string" calcext:value-type="string">
            <text:p>Berez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date" office:date-value="1999-03-24" calcext:value-type="date">
            <text:p>1999-03-24</text:p>
          </table:table-cell>
          <table:table-cell office:value-type="currency" office:currency="PLN" office:value="1880" calcext:value-type="currency">
            <text:p>1 88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U-192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Anan</text:p>
          </table:table-cell>
          <table:table-cell office:value-type="string" calcext:value-type="string">
            <text:p>Urzędnik</text:p>
          </table:table-cell>
          <table:table-cell office:value-type="date" office:date-value="1997-07-29" calcext:value-type="date">
            <text:p>1997-07-29</text:p>
          </table:table-cell>
          <table:table-cell office:value-type="currency" office:currency="PLN" office:value="1350" calcext:value-type="currency">
            <text:p>1 35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193</text:p>
          </table:table-cell>
          <table:table-cell office:value-type="string" calcext:value-type="string">
            <text:p>Ber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date" office:date-value="2000-12-06" calcext:value-type="date">
            <text:p>2000-12-06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205</text:p>
          </table:table-cell>
          <table:table-cell office:value-type="string" calcext:value-type="string">
            <text:p>Bentkowski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Urzędnik</text:p>
          </table:table-cell>
          <table:table-cell office:value-type="date" office:date-value="1991-03-26" calcext:value-type="date">
            <text:p>1991-03-26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U-207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Urzędnik</text:p>
          </table:table-cell>
          <table:table-cell office:value-type="date" office:date-value="1995-11-03" calcext:value-type="date">
            <text:p>1995-11-03</text:p>
          </table:table-cell>
          <table:table-cell office:value-type="currency" office:currency="PLN" office:value="1520" calcext:value-type="currency">
            <text:p>1 52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s-415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Księgowy</text:p>
          </table:table-cell>
          <table:table-cell office:value-type="date" office:date-value="1991-08-22" calcext:value-type="date">
            <text:p>1991-08-22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i-359</text:p>
          </table:table-cell>
          <table:table-cell office:value-type="string" calcext:value-type="string">
            <text:p>Biały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Kierowca</text:p>
          </table:table-cell>
          <table:table-cell office:value-type="date" office:date-value="1993-05-30" calcext:value-type="date">
            <text:p>1993-05-30</text:p>
          </table:table-cell>
          <table:table-cell office:value-type="currency" office:currency="PLN" office:value="1320" calcext:value-type="currency">
            <text:p>1 32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s-420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date" office:date-value="1999-08-21" calcext:value-type="date">
            <text:p>1999-08-21</text:p>
          </table:table-cell>
          <table:table-cell office:value-type="currency" office:currency="PLN" office:value="1780" calcext:value-type="currency">
            <text:p>1 780,00 zł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-315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date" office:date-value="1992-01-30" calcext:value-type="date">
            <text:p>1992-01-30</text:p>
          </table:table-cell>
          <table:table-cell office:value-type="currency" office:currency="PLN" office:value="1030" calcext:value-type="currency">
            <text:p>1 03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O-225</text:p>
          </table:table-cell>
          <table:table-cell office:value-type="string" calcext:value-type="string">
            <text:p>Biała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date" office:date-value="1993-10-07" calcext:value-type="date">
            <text:p>1993-10-07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s-433</text:p>
          </table:table-cell>
          <table:table-cell office:value-type="string" calcext:value-type="string">
            <text:p>Biał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sięgowy</text:p>
          </table:table-cell>
          <table:table-cell office:value-type="date" office:date-value="2001-02-20" calcext:value-type="date">
            <text:p>2001-02-20</text:p>
          </table:table-cell>
          <table:table-cell office:value-type="currency" office:currency="PLN" office:value="1370" calcext:value-type="currency">
            <text:p>1 37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-314</text:p>
          </table:table-cell>
          <table:table-cell office:value-type="string" calcext:value-type="string">
            <text:p>Białec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date" office:date-value="1995-12-17" calcext:value-type="date">
            <text:p>1995-12-17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U-208</text:p>
          </table:table-cell>
          <table:table-cell office:value-type="string" calcext:value-type="string">
            <text:p>Białk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date" office:date-value="1990-02-15" calcext:value-type="date">
            <text:p>1990-02-15</text:p>
          </table:table-cell>
          <table:table-cell office:value-type="currency" office:currency="PLN" office:value="1280" calcext:value-type="currency">
            <text:p>1 28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s-438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date" office:date-value="2001-09-23" calcext:value-type="date">
            <text:p>2001-09-23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-313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Sprzedawca</text:p>
          </table:table-cell>
          <table:table-cell office:value-type="date" office:date-value="1999-04-02" calcext:value-type="date">
            <text:p>1999-04-02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s-523</text:p>
          </table:table-cell>
          <table:table-cell office:value-type="string" calcext:value-type="string">
            <text:p>Biedrzyńsk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Księgowy</text:p>
          </table:table-cell>
          <table:table-cell office:value-type="date" office:date-value="1995-04-12" calcext:value-type="date">
            <text:p>1995-04-12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Z-558</text:p>
          </table:table-cell>
          <table:table-cell office:value-type="string" calcext:value-type="string">
            <text:p>Biedk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date" office:date-value="1992-02-24" calcext:value-type="date">
            <text:p>1992-02-24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59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date" office:date-value="2000-11-02" calcext:value-type="date">
            <text:p>2000-11-02</text:p>
          </table:table-cell>
          <table:table-cell office:value-type="currency" office:currency="PLN" office:value="1580" calcext:value-type="currency">
            <text:p>1 58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300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date" office:date-value="1991-11-06" calcext:value-type="date">
            <text:p>1991-11-06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114</text:p>
          </table:table-cell>
          <table:table-cell office:value-type="string" calcext:value-type="string">
            <text:p>Biela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Sprzedawca</text:p>
          </table:table-cell>
          <table:table-cell office:value-type="date" office:date-value="2000-01-30" calcext:value-type="date">
            <text:p>2000-01-30</text:p>
          </table:table-cell>
          <table:table-cell office:value-type="currency" office:currency="PLN" office:value="1000" calcext:value-type="currency">
            <text:p>1 00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-255</text:p>
          </table:table-cell>
          <table:table-cell office:value-type="string" calcext:value-type="string">
            <text:p>Bielaw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ierownik</text:p>
          </table:table-cell>
          <table:table-cell office:value-type="date" office:date-value="1996-05-22" calcext:value-type="date">
            <text:p>1996-05-22</text:p>
          </table:table-cell>
          <table:table-cell office:value-type="currency" office:currency="PLN" office:value="2170" calcext:value-type="currency">
            <text:p>2 17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O-226</text:p>
          </table:table-cell>
          <table:table-cell office:value-type="string" calcext:value-type="string">
            <text:p>Bielec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Operator</text:p>
          </table:table-cell>
          <table:table-cell office:value-type="date" office:date-value="2002-04-30" calcext:value-type="date">
            <text:p>2002-04-30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Z-560</text:p>
          </table:table-cell>
          <table:table-cell office:value-type="string" calcext:value-type="string">
            <text:p>Bielec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date" office:date-value="2000-12-25" calcext:value-type="date">
            <text:p>2000-12-25</text:p>
          </table:table-cell>
          <table:table-cell office:value-type="currency" office:currency="PLN" office:value="1480" calcext:value-type="currency">
            <text:p>1 48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Z-580</text:p>
          </table:table-cell>
          <table:table-cell office:value-type="string" calcext:value-type="string">
            <text:p>Biele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Zaopatrzeniowiec</text:p>
          </table:table-cell>
          <table:table-cell office:value-type="date" office:date-value="2001-07-19" calcext:value-type="date">
            <text:p>2001-07-19</text:p>
          </table:table-cell>
          <table:table-cell office:value-type="currency" office:currency="PLN" office:value="1140" calcext:value-type="currency">
            <text:p>1 14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Z-581</text:p>
          </table:table-cell>
          <table:table-cell office:value-type="string" calcext:value-type="string">
            <text:p>Bienias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Zaopatrzeniowiec</text:p>
          </table:table-cell>
          <table:table-cell office:value-type="date" office:date-value="1997-03-27" calcext:value-type="date">
            <text:p>1997-03-27</text:p>
          </table:table-cell>
          <table:table-cell office:value-type="currency" office:currency="PLN" office:value="1160" calcext:value-type="currency">
            <text:p>1 16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82</text:p>
          </table:table-cell>
          <table:table-cell office:value-type="string" calcext:value-type="string">
            <text:p>Bień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Zaopatrzeniowiec</text:p>
          </table:table-cell>
          <table:table-cell office:value-type="date" office:date-value="1995-10-03" calcext:value-type="date">
            <text:p>1995-10-03</text:p>
          </table:table-cell>
          <table:table-cell office:value-type="currency" office:currency="PLN" office:value="1290" calcext:value-type="currency">
            <text:p>1 2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83</text:p>
          </table:table-cell>
          <table:table-cell office:value-type="string" calcext:value-type="string">
            <text:p>Biernac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Zaopatrzeniowiec</text:p>
          </table:table-cell>
          <table:table-cell office:value-type="date" office:date-value="1990-09-20" calcext:value-type="date">
            <text:p>1990-09-20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U-209</text:p>
          </table:table-cell>
          <table:table-cell office:value-type="string" calcext:value-type="string">
            <text:p>Bernacik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Urzędnik</text:p>
          </table:table-cell>
          <table:table-cell office:value-type="date" office:date-value="1996-06-14" calcext:value-type="date">
            <text:p>1996-06-14</text:p>
          </table:table-cell>
          <table:table-cell office:value-type="currency" office:currency="PLN" office:value="1370" calcext:value-type="currency">
            <text:p>1 37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Z-584</text:p>
          </table:table-cell>
          <table:table-cell office:value-type="string" calcext:value-type="string">
            <text:p>Bil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Zaopatrzeniowiec</text:p>
          </table:table-cell>
          <table:table-cell office:value-type="date" office:date-value="1999-09-27" calcext:value-type="date">
            <text:p>1999-09-27</text:p>
          </table:table-cell>
          <table:table-cell office:value-type="currency" office:currency="PLN" office:value="1140" calcext:value-type="currency">
            <text:p>1 14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Z-594</text:p>
          </table:table-cell>
          <table:table-cell office:value-type="string" calcext:value-type="string">
            <text:p>Bil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date" office:date-value="1990-05-24" calcext:value-type="date">
            <text:p>1990-05-24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O-227</text:p>
          </table:table-cell>
          <table:table-cell office:value-type="string" calcext:value-type="string">
            <text:p>Bińkowska</text:p>
          </table:table-cell>
          <table:table-cell office:value-type="string" calcext:value-type="string">
            <text:p>Izabela</text:p>
          </table:table-cell>
          <table:table-cell office:value-type="string" calcext:value-type="string">
            <text:p>Operator</text:p>
          </table:table-cell>
          <table:table-cell office:value-type="date" office:date-value="1998-11-27" calcext:value-type="date">
            <text:p>1998-11-27</text:p>
          </table:table-cell>
          <table:table-cell office:value-type="currency" office:currency="PLN" office:value="1390" calcext:value-type="currency">
            <text:p>1 39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date" office:date-value="0215-01-01" calcext:value-type="date">
            <text:p>0215-01-01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Informatyk</text:p>
          </table:table-cell>
          <table:table-cell office:value-type="date" office:date-value="2002-03-25" calcext:value-type="date">
            <text:p>2002-03-25</text:p>
          </table:table-cell>
          <table:table-cell office:value-type="currency" office:currency="PLN" office:value="1780" calcext:value-type="currency">
            <text:p>1 78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595</text:p>
          </table:table-cell>
          <table:table-cell office:value-type="string" calcext:value-type="string">
            <text:p>Bisi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Zaopatrzeniowiec</text:p>
          </table:table-cell>
          <table:table-cell office:value-type="date" office:date-value="1997-09-19" calcext:value-type="date">
            <text:p>1997-09-19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138</text:p>
          </table:table-cell>
          <table:table-cell office:value-type="string" calcext:value-type="string">
            <text:p>Bisi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1993-10-28" calcext:value-type="date">
            <text:p>1993-10-28</text:p>
          </table:table-cell>
          <table:table-cell office:value-type="currency" office:currency="PLN" office:value="1470" calcext:value-type="currency">
            <text:p>1 47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i-365</text:p>
          </table:table-cell>
          <table:table-cell office:value-type="string" calcext:value-type="string">
            <text:p>Bitner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Kierowca</text:p>
          </table:table-cell>
          <table:table-cell office:value-type="date" office:date-value="1990-05-29" calcext:value-type="date">
            <text:p>1990-05-29</text:p>
          </table:table-cell>
          <table:table-cell office:value-type="currency" office:currency="PLN" office:value="1290" calcext:value-type="currency">
            <text:p>1 29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Z-596</text:p>
          </table:table-cell>
          <table:table-cell office:value-type="string" calcext:value-type="string">
            <text:p>Blachar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date" office:date-value="1991-10-07" calcext:value-type="date">
            <text:p>1991-10-07</text:p>
          </table:table-cell>
          <table:table-cell office:value-type="currency" office:currency="PLN" office:value="1500" calcext:value-type="currency">
            <text:p>1 50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143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date" office:date-value="1999-12-13" calcext:value-type="date">
            <text:p>1999-12-13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97</text:p>
          </table:table-cell>
          <table:table-cell office:value-type="string" calcext:value-type="string">
            <text:p>Błasz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Zaopatrzeniowiec</text:p>
          </table:table-cell>
          <table:table-cell office:value-type="date" office:date-value="1996-08-16" calcext:value-type="date">
            <text:p>1996-08-16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98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date" office:date-value="2001-04-17" calcext:value-type="date">
            <text:p>2001-04-17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-599</text:p>
          </table:table-cell>
          <table:table-cell office:value-type="string" calcext:value-type="string">
            <text:p>Błęd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date" office:date-value="1998-05-20" calcext:value-type="date">
            <text:p>1998-05-20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Z-600</text:p>
          </table:table-cell>
          <table:table-cell office:value-type="string" calcext:value-type="string">
            <text:p>Błocki</text:p>
          </table:table-cell>
          <table:table-cell office:value-type="string" calcext:value-type="string">
            <text:p>Łukasz</text:p>
          </table:table-cell>
          <table:table-cell office:value-type="string" calcext:value-type="string">
            <text:p>Zaopatrzeniowiec</text:p>
          </table:table-cell>
          <table:table-cell office:value-type="date" office:date-value="2000-11-07" calcext:value-type="date">
            <text:p>2000-11-07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640</text:p>
          </table:table-cell>
          <table:table-cell office:value-type="string" calcext:value-type="string">
            <text:p>Błotn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date" office:date-value="1990-10-21" calcext:value-type="date">
            <text:p>1990-10-21</text:p>
          </table:table-cell>
          <table:table-cell office:value-type="currency" office:currency="PLN" office:value="1280" calcext:value-type="currency">
            <text:p>1 28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Z-641</text:p>
          </table:table-cell>
          <table:table-cell office:value-type="string" calcext:value-type="string">
            <text:p>Bugał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date" office:date-value="2000-08-24" calcext:value-type="date">
            <text:p>2000-08-24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254</text:p>
          </table:table-cell>
          <table:table-cell office:value-type="string" calcext:value-type="string">
            <text:p>Bugaj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date" office:date-value="1993-03-29" calcext:value-type="date">
            <text:p>1993-03-29</text:p>
          </table:table-cell>
          <table:table-cell office:value-type="currency" office:currency="PLN" office:value="1320" calcext:value-type="currency">
            <text:p>1 32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255</text:p>
          </table:table-cell>
          <table:table-cell office:value-type="string" calcext:value-type="string">
            <text:p>Buczyń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date" office:date-value="2002-04-04" calcext:value-type="date">
            <text:p>2002-04-04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415</text:p>
          </table:table-cell>
          <table:table-cell office:value-type="string" calcext:value-type="string">
            <text:p>Bujanowic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ca</text:p>
          </table:table-cell>
          <table:table-cell office:value-type="date" office:date-value="1994-02-13" calcext:value-type="date">
            <text:p>1994-02-13</text:p>
          </table:table-cell>
          <table:table-cell office:value-type="currency" office:currency="PLN" office:value="1320" calcext:value-type="currency">
            <text:p>1 32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256</text:p>
          </table:table-cell>
          <table:table-cell office:value-type="string" calcext:value-type="string">
            <text:p>Bukalsk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date" office:date-value="1990-05-01" calcext:value-type="date">
            <text:p>1990-05-01</text:p>
          </table:table-cell>
          <table:table-cell office:value-type="currency" office:currency="PLN" office:value="1480" calcext:value-type="currency">
            <text:p>1 48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-511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Kierownik</text:p>
          </table:table-cell>
          <table:table-cell office:value-type="date" office:date-value="1999-06-20" calcext:value-type="date">
            <text:p>1999-06-20</text:p>
          </table:table-cell>
          <table:table-cell office:value-type="currency" office:currency="PLN" office:value="2140" calcext:value-type="currency">
            <text:p>2 14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-258</text:p>
          </table:table-cell>
          <table:table-cell office:value-type="string" calcext:value-type="string">
            <text:p>Buja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date" office:date-value="2000-11-22" calcext:value-type="date">
            <text:p>2000-11-22</text:p>
          </table:table-cell>
          <table:table-cell office:value-type="currency" office:currency="PLN" office:value="1530" calcext:value-type="currency">
            <text:p>1 53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i-380</text:p>
          </table:table-cell>
          <table:table-cell office:value-type="string" calcext:value-type="string">
            <text:p>Burd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date" office:date-value="1998-07-12" calcext:value-type="date">
            <text:p>1998-07-12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i-381</text:p>
          </table:table-cell>
          <table:table-cell office:value-type="string" calcext:value-type="string">
            <text:p>Cabaj</text:p>
          </table:table-cell>
          <table:table-cell office:value-type="string" calcext:value-type="string">
            <text:p>Włodzimierz</text:p>
          </table:table-cell>
          <table:table-cell office:value-type="string" calcext:value-type="string">
            <text:p>Kierowca</text:p>
          </table:table-cell>
          <table:table-cell office:value-type="date" office:date-value="1990-01-16" calcext:value-type="date">
            <text:p>1990-01-16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259</text:p>
          </table:table-cell>
          <table:table-cell office:value-type="string" calcext:value-type="string">
            <text:p>Całk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Urzędnik</text:p>
          </table:table-cell>
          <table:table-cell office:value-type="date" office:date-value="1997-06-24" calcext:value-type="date">
            <text:p>1997-06-24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-267</text:p>
          </table:table-cell>
          <table:table-cell office:value-type="string" calcext:value-type="string">
            <text:p>Cedro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date" office:date-value="1994-10-07" calcext:value-type="date">
            <text:p>1994-10-07</text:p>
          </table:table-cell>
          <table:table-cell office:value-type="currency" office:currency="PLN" office:value="1180" calcext:value-type="currency">
            <text:p>1 180,00 zł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Ki-418</text:p>
          </table:table-cell>
          <table:table-cell office:value-type="string" calcext:value-type="string">
            <text:p>Celej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ca</text:p>
          </table:table-cell>
          <table:table-cell office:value-type="date" office:date-value="2000-01-20" calcext:value-type="date">
            <text:p>2000-01-20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419</text:p>
          </table:table-cell>
          <table:table-cell office:value-type="string" calcext:value-type="string">
            <text:p>Cegłowski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ierowca</text:p>
          </table:table-cell>
          <table:table-cell office:value-type="date" office:date-value="2001-08-26" calcext:value-type="date">
            <text:p>2001-08-26</text:p>
          </table:table-cell>
          <table:table-cell office:value-type="currency" office:currency="PLN" office:value="1340" calcext:value-type="currency">
            <text:p>1 34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501</text:p>
          </table:table-cell>
          <table:table-cell office:value-type="string" calcext:value-type="string">
            <text:p>Celiń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Kierowca</text:p>
          </table:table-cell>
          <table:table-cell office:value-type="date" office:date-value="1993-06-24" calcext:value-type="date">
            <text:p>1993-06-24</text:p>
          </table:table-cell>
          <table:table-cell office:value-type="currency" office:currency="PLN" office:value="1410" calcext:value-type="currency">
            <text:p>1 41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U-268</text:p>
          </table:table-cell>
          <table:table-cell office:value-type="string" calcext:value-type="string">
            <text:p>Cender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Urzędnik</text:p>
          </table:table-cell>
          <table:table-cell office:value-type="date" office:date-value="1997-08-15" calcext:value-type="date">
            <text:p>1997-08-15</text:p>
          </table:table-cell>
          <table:table-cell office:value-type="currency" office:currency="PLN" office:value="1480" calcext:value-type="currency">
            <text:p>1 48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date" office:date-value="0216-01-01" calcext:value-type="date">
            <text:p>0216-01-01</text:p>
          </table:table-cell>
          <table:table-cell office:value-type="string" calcext:value-type="string">
            <text:p>Chaberek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Informatyk</text:p>
          </table:table-cell>
          <table:table-cell office:value-type="date" office:date-value="2002-01-14" calcext:value-type="date">
            <text:p>2002-01-14</text:p>
          </table:table-cell>
          <table:table-cell office:value-type="currency" office:currency="PLN" office:value="1730" calcext:value-type="currency">
            <text:p>1 7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642</text:p>
          </table:table-cell>
          <table:table-cell office:value-type="string" calcext:value-type="string">
            <text:p>Chałupka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Zaopatrzeniowiec</text:p>
          </table:table-cell>
          <table:table-cell office:value-type="date" office:date-value="1993-04-26" calcext:value-type="date">
            <text:p>1993-04-26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Z-643</text:p>
          </table:table-cell>
          <table:table-cell office:value-type="string" calcext:value-type="string">
            <text:p>Chałbińsk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date" office:date-value="1996-03-25" calcext:value-type="date">
            <text:p>1996-03-25</text:p>
          </table:table-cell>
          <table:table-cell office:value-type="currency" office:currency="PLN" office:value="1380" calcext:value-type="currency">
            <text:p>1 38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i-502</text:p>
          </table:table-cell>
          <table:table-cell office:value-type="string" calcext:value-type="string">
            <text:p>Chamer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date" office:date-value="1990-06-13" calcext:value-type="date">
            <text:p>1990-06-13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276</text:p>
          </table:table-cell>
          <table:table-cell office:value-type="string" calcext:value-type="string">
            <text:p>Chebda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Urzędnik</text:p>
          </table:table-cell>
          <table:table-cell office:value-type="date" office:date-value="2000-02-09" calcext:value-type="date">
            <text:p>2000-02-09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-228</text:p>
          </table:table-cell>
          <table:table-cell office:value-type="string" calcext:value-type="string">
            <text:p>Chlebuś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date" office:date-value="1996-06-05" calcext:value-type="date">
            <text:p>1996-06-05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277</text:p>
          </table:table-cell>
          <table:table-cell office:value-type="string" calcext:value-type="string">
            <text:p>Chłopec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date" office:date-value="2002-01-25" calcext:value-type="date">
            <text:p>2002-01-25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Z-648</text:p>
          </table:table-cell>
          <table:table-cell office:value-type="string" calcext:value-type="string">
            <text:p>Chłopi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date" office:date-value="1992-11-25" calcext:value-type="date">
            <text:p>1992-11-25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649</text:p>
          </table:table-cell>
          <table:table-cell office:value-type="string" calcext:value-type="string">
            <text:p>Chmiel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Zaopatrzeniowiec</text:p>
          </table:table-cell>
          <table:table-cell office:value-type="date" office:date-value="1999-01-02" calcext:value-type="date">
            <text:p>1999-01-02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278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rzędnik</text:p>
          </table:table-cell>
          <table:table-cell office:value-type="date" office:date-value="2002-09-03" calcext:value-type="date">
            <text:p>2002-09-03</text:p>
          </table:table-cell>
          <table:table-cell office:value-type="currency" office:currency="PLN" office:value="1180" calcext:value-type="currency">
            <text:p>1 18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U-279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Urzędnik</text:p>
          </table:table-cell>
          <table:table-cell office:value-type="date" office:date-value="1999-06-15" calcext:value-type="date">
            <text:p>1999-06-15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U-300</text:p>
          </table:table-cell>
          <table:table-cell office:value-type="string" calcext:value-type="string">
            <text:p>Chochoł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date" office:date-value="1998-07-11" calcext:value-type="date">
            <text:p>1998-07-11</text:p>
          </table:table-cell>
          <table:table-cell office:value-type="currency" office:currency="PLN" office:value="1570" calcext:value-type="currency">
            <text:p>1 57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U-302</text:p>
          </table:table-cell>
          <table:table-cell office:value-type="string" calcext:value-type="string">
            <text:p>Choch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date" office:date-value="1991-06-20" calcext:value-type="date">
            <text:p>1991-06-20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U-304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date" office:date-value="1990-05-28" calcext:value-type="date">
            <text:p>1990-05-28</text:p>
          </table:table-cell>
          <table:table-cell office:value-type="currency" office:currency="PLN" office:value="1590" calcext:value-type="currency">
            <text:p>1 59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U-305</text:p>
          </table:table-cell>
          <table:table-cell office:value-type="string" calcext:value-type="string">
            <text:p>Chojnack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Urzędnik</text:p>
          </table:table-cell>
          <table:table-cell office:value-type="date" office:date-value="1992-10-27" calcext:value-type="date">
            <text:p>1992-10-27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309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Urzędnik</text:p>
          </table:table-cell>
          <table:table-cell office:value-type="date" office:date-value="1990-02-19" calcext:value-type="date">
            <text:p>1990-02-19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344</text:p>
          </table:table-cell>
          <table:table-cell office:value-type="string" calcext:value-type="string">
            <text:p>Chwał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date" office:date-value="1991-01-07" calcext:value-type="date">
            <text:p>1991-01-07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346</text:p>
          </table:table-cell>
          <table:table-cell office:value-type="string" calcext:value-type="string">
            <text:p>Chwałe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Urzędnik</text:p>
          </table:table-cell>
          <table:table-cell office:value-type="date" office:date-value="2000-04-20" calcext:value-type="date">
            <text:p>2000-04-20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-650</text:p>
          </table:table-cell>
          <table:table-cell office:value-type="string" calcext:value-type="string">
            <text:p>Chrzanow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Zaopatrzeniowiec</text:p>
          </table:table-cell>
          <table:table-cell office:value-type="date" office:date-value="1994-07-07" calcext:value-type="date">
            <text:p>1994-07-07</text:p>
          </table:table-cell>
          <table:table-cell office:value-type="currency" office:currency="PLN" office:value="1130" calcext:value-type="currency">
            <text:p>1 13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-347</text:p>
          </table:table-cell>
          <table:table-cell office:value-type="string" calcext:value-type="string">
            <text:p>Chwaliński</text:p>
          </table:table-cell>
          <table:table-cell office:value-type="string" calcext:value-type="string">
            <text:p>Konstanty</text:p>
          </table:table-cell>
          <table:table-cell office:value-type="string" calcext:value-type="string">
            <text:p>Urzędnik</text:p>
          </table:table-cell>
          <table:table-cell office:value-type="date" office:date-value="1996-09-05" calcext:value-type="date">
            <text:p>1996-09-05</text:p>
          </table:table-cell>
          <table:table-cell office:value-type="currency" office:currency="PLN" office:value="1130" calcext:value-type="currency">
            <text:p>1 13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-674</text:p>
          </table:table-cell>
          <table:table-cell office:value-type="string" calcext:value-type="string">
            <text:p>Chylak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date" office:date-value="1992-12-16" calcext:value-type="date">
            <text:p>1992-12-16</text:p>
          </table:table-cell>
          <table:table-cell office:value-type="currency" office:currency="PLN" office:value="1520" calcext:value-type="currency">
            <text:p>1 52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date" office:date-value="0217-01-01" calcext:value-type="date">
            <text:p>0217-01-01</text:p>
          </table:table-cell>
          <table:table-cell office:value-type="string" calcext:value-type="string">
            <text:p>Cichaw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date" office:date-value="2001-05-13" calcext:value-type="date">
            <text:p>2001-05-13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21-01-01" calcext:value-type="date">
            <text:p>0221-01-01</text:p>
          </table:table-cell>
          <table:table-cell office:value-type="string" calcext:value-type="string">
            <text:p>Cichoc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Informatyk</text:p>
          </table:table-cell>
          <table:table-cell office:value-type="date" office:date-value="1999-04-26" calcext:value-type="date">
            <text:p>1999-04-26</text:p>
          </table:table-cell>
          <table:table-cell office:value-type="currency" office:currency="PLN" office:value="1640" calcext:value-type="currency">
            <text:p>1 6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22-01-01" calcext:value-type="date">
            <text:p>0222-01-01</text:p>
          </table:table-cell>
          <table:table-cell office:value-type="string" calcext:value-type="string">
            <text:p>Cicho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date" office:date-value="1998-01-05" calcext:value-type="date">
            <text:p>1998-01-05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675</text:p>
          </table:table-cell>
          <table:table-cell office:value-type="string" calcext:value-type="string">
            <text:p>Cichos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date" office:date-value="1992-06-03" calcext:value-type="date">
            <text:p>1992-06-03</text:p>
          </table:table-cell>
          <table:table-cell office:value-type="currency" office:currency="PLN" office:value="1140" calcext:value-type="currency">
            <text:p>1 14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Z-676</text:p>
          </table:table-cell>
          <table:table-cell office:value-type="string" calcext:value-type="string">
            <text:p>Cichową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Zaopatrzeniowiec</text:p>
          </table:table-cell>
          <table:table-cell office:value-type="date" office:date-value="2000-04-24" calcext:value-type="date">
            <text:p>2000-04-24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Z-679</text:p>
          </table:table-cell>
          <table:table-cell office:value-type="string" calcext:value-type="string">
            <text:p>Ciechan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Zaopatrzeniowiec</text:p>
          </table:table-cell>
          <table:table-cell office:value-type="date" office:date-value="1990-03-17" calcext:value-type="date">
            <text:p>1990-03-17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-701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Zaopatrzeniowiec</text:p>
          </table:table-cell>
          <table:table-cell office:value-type="date" office:date-value="1990-01-17" calcext:value-type="date">
            <text:p>1990-01-17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-458</text:p>
          </table:table-cell>
          <table:table-cell office:value-type="string" calcext:value-type="string">
            <text:p>Cieśli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Referent</text:p>
          </table:table-cell>
          <table:table-cell office:value-type="date" office:date-value="1997-01-08" calcext:value-type="date">
            <text:p>1997-01-08</text:p>
          </table:table-cell>
          <table:table-cell office:value-type="currency" office:currency="PLN" office:value="1500" calcext:value-type="currency">
            <text:p>1 50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Z-702</text:p>
          </table:table-cell>
          <table:table-cell office:value-type="string" calcext:value-type="string">
            <text:p>Żuch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date" office:date-value="1992-01-13" calcext:value-type="date">
            <text:p>1992-01-13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-703</text:p>
          </table:table-cell>
          <table:table-cell office:value-type="string" calcext:value-type="string">
            <text:p>Wypchło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Zaopatrzeniowiec</text:p>
          </table:table-cell>
          <table:table-cell office:value-type="date" office:date-value="2001-08-12" calcext:value-type="date">
            <text:p>2001-08-12</text:p>
          </table:table-cell>
          <table:table-cell office:value-type="currency" office:currency="PLN" office:value="1180" calcext:value-type="currency">
            <text:p>1 18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Z-704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Zaopatrzeniowiec</text:p>
          </table:table-cell>
          <table:table-cell office:value-type="date" office:date-value="1996-08-02" calcext:value-type="date">
            <text:p>1996-08-02</text:p>
          </table:table-cell>
          <table:table-cell office:value-type="currency" office:currency="PLN" office:value="1570" calcext:value-type="currency">
            <text:p>1 57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Z-710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Zaopatrzeniowiec</text:p>
          </table:table-cell>
          <table:table-cell office:value-type="date" office:date-value="2000-02-18" calcext:value-type="date">
            <text:p>2000-02-18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-779</text:p>
          </table:table-cell>
          <table:table-cell office:value-type="string" calcext:value-type="string">
            <text:p>Wojtas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Kierownik</text:p>
          </table:table-cell>
          <table:table-cell office:value-type="date" office:date-value="2002-09-04" calcext:value-type="date">
            <text:p>2002-09-04</text:p>
          </table:table-cell>
          <table:table-cell office:value-type="currency" office:currency="PLN" office:value="2150" calcext:value-type="currency">
            <text:p>2 15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D-216</text:p>
          </table:table-cell>
          <table:table-cell office:value-type="string" calcext:value-type="string">
            <text:p>Wochnia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Doradca</text:p>
          </table:table-cell>
          <table:table-cell office:value-type="date" office:date-value="1998-01-03" calcext:value-type="date">
            <text:p>1998-01-03</text:p>
          </table:table-cell>
          <table:table-cell office:value-type="currency" office:currency="PLN" office:value="1880" calcext:value-type="currency">
            <text:p>1 88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344</text:p>
          </table:table-cell>
          <table:table-cell office:value-type="string" calcext:value-type="string">
            <text:p>Włoda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Doradca</text:p>
          </table:table-cell>
          <table:table-cell office:value-type="date" office:date-value="1996-02-24" calcext:value-type="date">
            <text:p>1996-02-24</text:p>
          </table:table-cell>
          <table:table-cell office:value-type="currency" office:currency="PLN" office:value="1820" calcext:value-type="currency">
            <text:p>1 8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345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Zdzisława</text:p>
          </table:table-cell>
          <table:table-cell office:value-type="string" calcext:value-type="string">
            <text:p>Doradca</text:p>
          </table:table-cell>
          <table:table-cell office:value-type="date" office:date-value="1994-04-28" calcext:value-type="date">
            <text:p>1994-04-28</text:p>
          </table:table-cell>
          <table:table-cell office:value-type="currency" office:currency="PLN" office:value="1710" calcext:value-type="currency">
            <text:p>1 7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346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Doradca</text:p>
          </table:table-cell>
          <table:table-cell office:value-type="date" office:date-value="1995-12-22" calcext:value-type="date">
            <text:p>1995-12-22</text:p>
          </table:table-cell>
          <table:table-cell office:value-type="currency" office:currency="PLN" office:value="1920" calcext:value-type="currency">
            <text:p>1 92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-477</text:p>
          </table:table-cell>
          <table:table-cell office:value-type="string" calcext:value-type="string">
            <text:p>Warnawin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Doradca</text:p>
          </table:table-cell>
          <table:table-cell office:value-type="date" office:date-value="1996-07-31" calcext:value-type="date">
            <text:p>1996-07-31</text:p>
          </table:table-cell>
          <table:table-cell office:value-type="currency" office:currency="PLN" office:value="1780" calcext:value-type="currency">
            <text:p>1 7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D-478</text:p>
          </table:table-cell>
          <table:table-cell office:value-type="string" calcext:value-type="string">
            <text:p>Trusz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Doradca</text:p>
          </table:table-cell>
          <table:table-cell office:value-type="date" office:date-value="2000-04-02" calcext:value-type="date">
            <text:p>2000-04-02</text:p>
          </table:table-cell>
          <table:table-cell office:value-type="currency" office:currency="PLN" office:value="1920" calcext:value-type="currency">
            <text:p>1 9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Z-711</text:p>
          </table:table-cell>
          <table:table-cell office:value-type="string" calcext:value-type="string">
            <text:p>Śmietanka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Zaopatrzeniowiec</text:p>
          </table:table-cell>
          <table:table-cell office:value-type="date" office:date-value="1995-08-11" calcext:value-type="date">
            <text:p>1995-08-11</text:p>
          </table:table-cell>
          <table:table-cell office:value-type="currency" office:currency="PLN" office:value="1430" calcext:value-type="currency">
            <text:p>1 43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K-691</text:p>
          </table:table-cell>
          <table:table-cell office:value-type="string" calcext:value-type="string">
            <text:p>Śliż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nik</text:p>
          </table:table-cell>
          <table:table-cell office:value-type="date" office:date-value="1993-05-30" calcext:value-type="date">
            <text:p>1993-05-30</text:p>
          </table:table-cell>
          <table:table-cell office:value-type="currency" office:currency="PLN" office:value="1860" calcext:value-type="currency">
            <text:p>1 860,00 zł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Z-715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Zaopatrzeniowiec</text:p>
          </table:table-cell>
          <table:table-cell office:value-type="date" office:date-value="1994-08-30" calcext:value-type="date">
            <text:p>1994-08-30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O-254</text:p>
          </table:table-cell>
          <table:table-cell office:value-type="string" calcext:value-type="string">
            <text:p>Szczygie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Operator</text:p>
          </table:table-cell>
          <table:table-cell office:value-type="date" office:date-value="1993-09-17" calcext:value-type="date">
            <text:p>1993-09-17</text:p>
          </table:table-cell>
          <table:table-cell office:value-type="currency" office:currency="PLN" office:value="1030" calcext:value-type="currency">
            <text:p>1 03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-479</text:p>
          </table:table-cell>
          <table:table-cell office:value-type="string" calcext:value-type="string">
            <text:p>Stańczy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Doradca</text:p>
          </table:table-cell>
          <table:table-cell office:value-type="date" office:date-value="1993-11-08" calcext:value-type="date">
            <text:p>1993-11-08</text:p>
          </table:table-cell>
          <table:table-cell office:value-type="currency" office:currency="PLN" office:value="2090" calcext:value-type="currency">
            <text:p>2 09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255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Operator</text:p>
          </table:table-cell>
          <table:table-cell office:value-type="date" office:date-value="1999-12-03" calcext:value-type="date">
            <text:p>1999-12-03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17</text:p>
          </table:table-cell>
          <table:table-cell office:value-type="string" calcext:value-type="string">
            <text:p>Sławi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date" office:date-value="2002-03-26" calcext:value-type="date">
            <text:p>2002-03-26</text:p>
          </table:table-cell>
          <table:table-cell office:value-type="currency" office:currency="PLN" office:value="1110" calcext:value-type="currency">
            <text:p>1 1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18</text:p>
          </table:table-cell>
          <table:table-cell office:value-type="string" calcext:value-type="string">
            <text:p>Skowro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Operator</text:p>
          </table:table-cell>
          <table:table-cell office:value-type="date" office:date-value="1996-10-10" calcext:value-type="date">
            <text:p>1996-10-10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-103</text:p>
          </table:table-cell>
          <table:table-cell office:value-type="string" calcext:value-type="string">
            <text:p>Skoczkows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Wiceprezes</text:p>
          </table:table-cell>
          <table:table-cell office:value-type="date" office:date-value="1990-12-18" calcext:value-type="date">
            <text:p>1990-12-18</text:p>
          </table:table-cell>
          <table:table-cell office:value-type="currency" office:currency="PLN" office:value="2510" calcext:value-type="currency">
            <text:p>2 5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-339</text:p>
          </table:table-cell>
          <table:table-cell office:value-type="string" calcext:value-type="string">
            <text:p>Sitare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Kierownik</text:p>
          </table:table-cell>
          <table:table-cell office:value-type="date" office:date-value="1998-07-21" calcext:value-type="date">
            <text:p>1998-07-21</text:p>
          </table:table-cell>
          <table:table-cell office:value-type="currency" office:currency="PLN" office:value="1760" calcext:value-type="currency">
            <text:p>1 7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-319</text:p>
          </table:table-cell>
          <table:table-cell office:value-type="string" calcext:value-type="string">
            <text:p>Setniewska</text:p>
          </table:table-cell>
          <table:table-cell office:value-type="string" calcext:value-type="string">
            <text:p>Władysława</text:p>
          </table:table-cell>
          <table:table-cell office:value-type="string" calcext:value-type="string">
            <text:p>Operator</text:p>
          </table:table-cell>
          <table:table-cell office:value-type="date" office:date-value="2000-06-06" calcext:value-type="date">
            <text:p>2000-06-06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Z-716</text:p>
          </table:table-cell>
          <table:table-cell office:value-type="string" calcext:value-type="string">
            <text:p>Sekuł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Zaopatrzeniowiec</text:p>
          </table:table-cell>
          <table:table-cell office:value-type="date" office:date-value="1996-12-17" calcext:value-type="date">
            <text:p>1996-12-17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20</text:p>
          </table:table-cell>
          <table:table-cell office:value-type="string" calcext:value-type="string">
            <text:p>Rychta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Sprzedawca</text:p>
          </table:table-cell>
          <table:table-cell office:value-type="date" office:date-value="1999-02-03" calcext:value-type="date">
            <text:p>1999-02-03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312</text:p>
          </table:table-cell>
          <table:table-cell office:value-type="string" calcext:value-type="string">
            <text:p>Rybicka</text:p>
          </table:table-cell>
          <table:table-cell office:value-type="string" calcext:value-type="string">
            <text:p>Mieczysława</text:p>
          </table:table-cell>
          <table:table-cell office:value-type="string" calcext:value-type="string">
            <text:p>Sprzedawca</text:p>
          </table:table-cell>
          <table:table-cell office:value-type="date" office:date-value="1992-11-18" calcext:value-type="date">
            <text:p>1992-11-18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-521</text:p>
          </table:table-cell>
          <table:table-cell office:value-type="string" calcext:value-type="string">
            <text:p>Różyc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Doradca</text:p>
          </table:table-cell>
          <table:table-cell office:value-type="date" office:date-value="1997-11-15" calcext:value-type="date">
            <text:p>1997-11-15</text:p>
          </table:table-cell>
          <table:table-cell office:value-type="currency" office:currency="PLN" office:value="1920" calcext:value-type="currency">
            <text:p>1 9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Z-717</text:p>
          </table:table-cell>
          <table:table-cell office:value-type="string" calcext:value-type="string">
            <text:p>Różal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Zaopatrzeniowiec</text:p>
          </table:table-cell>
          <table:table-cell office:value-type="date" office:date-value="1990-08-23" calcext:value-type="date">
            <text:p>1990-08-23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Z-718</text:p>
          </table:table-cell>
          <table:table-cell office:value-type="string" calcext:value-type="string">
            <text:p>Rokos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date" office:date-value="1991-10-20" calcext:value-type="date">
            <text:p>1991-10-20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Z-725</text:p>
          </table:table-cell>
          <table:table-cell office:value-type="string" calcext:value-type="string">
            <text:p>Pyt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Zaopatrzeniowiec</text:p>
          </table:table-cell>
          <table:table-cell office:value-type="date" office:date-value="1996-07-18" calcext:value-type="date">
            <text:p>1996-07-18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Z-726</text:p>
          </table:table-cell>
          <table:table-cell office:value-type="string" calcext:value-type="string">
            <text:p>Przybyl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Zaopatrzeniowiec</text:p>
          </table:table-cell>
          <table:table-cell office:value-type="date" office:date-value="1994-05-16" calcext:value-type="date">
            <text:p>1994-05-16</text:p>
          </table:table-cell>
          <table:table-cell office:value-type="currency" office:currency="PLN" office:value="1530" calcext:value-type="currency">
            <text:p>1 53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Z-727</text:p>
          </table:table-cell>
          <table:table-cell office:value-type="string" calcext:value-type="string">
            <text:p>Podsiadł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date" office:date-value="1990-11-05" calcext:value-type="date">
            <text:p>1990-11-05</text:p>
          </table:table-cell>
          <table:table-cell office:value-type="currency" office:currency="PLN" office:value="1580" calcext:value-type="currency">
            <text:p>1 58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728</text:p>
          </table:table-cell>
          <table:table-cell office:value-type="string" calcext:value-type="string">
            <text:p>Mroz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Zaopatrzeniowiec</text:p>
          </table:table-cell>
          <table:table-cell office:value-type="date" office:date-value="1997-12-08" calcext:value-type="date">
            <text:p>1997-12-08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734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Zaopatrzeniowiec</text:p>
          </table:table-cell>
          <table:table-cell office:value-type="date" office:date-value="1996-10-30" calcext:value-type="date">
            <text:p>1996-10-30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-459</text:p>
          </table:table-cell>
          <table:table-cell office:value-type="string" calcext:value-type="string">
            <text:p>Mirec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Referent</text:p>
          </table:table-cell>
          <table:table-cell office:value-type="date" office:date-value="1993-06-11" calcext:value-type="date">
            <text:p>1993-06-11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-121</text:p>
          </table:table-cell>
          <table:table-cell office:value-type="string" calcext:value-type="string">
            <text:p>Misiak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Sprzedawca</text:p>
          </table:table-cell>
          <table:table-cell office:value-type="date" office:date-value="2000-02-14" calcext:value-type="date">
            <text:p>2000-02-14</text:p>
          </table:table-cell>
          <table:table-cell office:value-type="currency" office:currency="PLN" office:value="1020" calcext:value-type="currency">
            <text:p>1 0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-512</text:p>
          </table:table-cell>
          <table:table-cell office:value-type="string" calcext:value-type="string">
            <text:p>Orli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Referent</text:p>
          </table:table-cell>
          <table:table-cell office:value-type="date" office:date-value="1997-05-31" calcext:value-type="date">
            <text:p>1997-05-31</text:p>
          </table:table-cell>
          <table:table-cell office:value-type="currency" office:currency="PLN" office:value="1450" calcext:value-type="currency">
            <text:p>1 45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-517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Konrad</text:p>
          </table:table-cell>
          <table:table-cell office:value-type="string" calcext:value-type="string">
            <text:p>Referent</text:p>
          </table:table-cell>
          <table:table-cell office:value-type="date" office:date-value="1996-04-18" calcext:value-type="date">
            <text:p>1996-04-18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-518</text:p>
          </table:table-cell>
          <table:table-cell office:value-type="string" calcext:value-type="string">
            <text:p>Sylwa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Referent</text:p>
          </table:table-cell>
          <table:table-cell office:value-type="date" office:date-value="1995-08-17" calcext:value-type="date">
            <text:p>1995-08-17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R-519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eferent</text:p>
          </table:table-cell>
          <table:table-cell office:value-type="date" office:date-value="1995-03-22" calcext:value-type="date">
            <text:p>1995-03-22</text:p>
          </table:table-cell>
          <table:table-cell office:value-type="currency" office:currency="PLN" office:value="1590" calcext:value-type="currency">
            <text:p>1 59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-522</text:p>
          </table:table-cell>
          <table:table-cell office:value-type="string" calcext:value-type="string">
            <text:p>Nos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Doradca</text:p>
          </table:table-cell>
          <table:table-cell office:value-type="date" office:date-value="2002-05-23" calcext:value-type="date">
            <text:p>2002-05-23</text:p>
          </table:table-cell>
          <table:table-cell office:value-type="currency" office:currency="PLN" office:value="1880" calcext:value-type="currency">
            <text:p>1 88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s-378</text:p>
          </table:table-cell>
          <table:table-cell office:value-type="string" calcext:value-type="string">
            <text:p>Michalec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Księgowy</text:p>
          </table:table-cell>
          <table:table-cell office:value-type="date" office:date-value="1997-11-21" calcext:value-type="date">
            <text:p>1997-11-21</text:p>
          </table:table-cell>
          <table:table-cell office:value-type="currency" office:currency="PLN" office:value="1580" calcext:value-type="currency">
            <text:p>1 58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date" office:date-value="0223-01-01" calcext:value-type="date">
            <text:p>0223-01-01</text:p>
          </table:table-cell>
          <table:table-cell office:value-type="string" calcext:value-type="string">
            <text:p>Michajłow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date" office:date-value="1990-04-28" calcext:value-type="date">
            <text:p>1990-04-28</text:p>
          </table:table-cell>
          <table:table-cell office:value-type="currency" office:currency="PLN" office:value="1840" calcext:value-type="currency">
            <text:p>1 84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-836</text:p>
          </table:table-cell>
          <table:table-cell office:value-type="string" calcext:value-type="string">
            <text:p>Malec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Kierownik</text:p>
          </table:table-cell>
          <table:table-cell office:value-type="date" office:date-value="2002-10-19" calcext:value-type="date">
            <text:p>2002-10-19</text:p>
          </table:table-cell>
          <table:table-cell office:value-type="currency" office:currency="PLN" office:value="1820" calcext:value-type="currency">
            <text:p>1 8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327</text:p>
          </table:table-cell>
          <table:table-cell office:value-type="string" calcext:value-type="string">
            <text:p>Maras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date" office:date-value="1999-11-01" calcext:value-type="date">
            <text:p>1999-11-01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28</text:p>
          </table:table-cell>
          <table:table-cell office:value-type="string" calcext:value-type="string">
            <text:p>Mał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date" office:date-value="2001-11-06" calcext:value-type="date">
            <text:p>2001-11-06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29</text:p>
          </table:table-cell>
          <table:table-cell office:value-type="string" calcext:value-type="string">
            <text:p>Maciej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Operator</text:p>
          </table:table-cell>
          <table:table-cell office:value-type="date" office:date-value="2000-07-30" calcext:value-type="date">
            <text:p>2000-07-30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52</text:p>
          </table:table-cell>
          <table:table-cell office:value-type="string" calcext:value-type="string">
            <text:p>Łojek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Operator</text:p>
          </table:table-cell>
          <table:table-cell office:value-type="date" office:date-value="1993-11-19" calcext:value-type="date">
            <text:p>1993-11-19</text:p>
          </table:table-cell>
          <table:table-cell office:value-type="currency" office:currency="PLN" office:value="1430" calcext:value-type="currency">
            <text:p>1 43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-81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date" office:date-value="2002-01-28" calcext:value-type="date">
            <text:p>2002-01-28</text:p>
          </table:table-cell>
          <table:table-cell office:value-type="currency" office:currency="PLN" office:value="1750" calcext:value-type="currency">
            <text:p>1 75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5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Operator</text:p>
          </table:table-cell>
          <table:table-cell office:value-type="date" office:date-value="1992-07-09" calcext:value-type="date">
            <text:p>1992-07-09</text:p>
          </table:table-cell>
          <table:table-cell office:value-type="currency" office:currency="PLN" office:value="1130" calcext:value-type="currency">
            <text:p>1 13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358</text:p>
          </table:table-cell>
          <table:table-cell office:value-type="string" calcext:value-type="string">
            <text:p>Kuśmierczy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date" office:date-value="2000-05-06" calcext:value-type="date">
            <text:p>2000-05-06</text:p>
          </table:table-cell>
          <table:table-cell office:value-type="currency" office:currency="PLN" office:value="1080" calcext:value-type="currency">
            <text:p>1 0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360</text:p>
          </table:table-cell>
          <table:table-cell office:value-type="string" calcext:value-type="string">
            <text:p>Kunk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date" office:date-value="1998-03-02" calcext:value-type="date">
            <text:p>1998-03-02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-323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Sprzedawca</text:p>
          </table:table-cell>
          <table:table-cell office:value-type="date" office:date-value="1998-02-19" calcext:value-type="date">
            <text:p>1998-02-19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date" office:date-value="0224-01-01" calcext:value-type="date">
            <text:p>0224-01-01</text:p>
          </table:table-cell>
          <table:table-cell office:value-type="string" calcext:value-type="string">
            <text:p>Kru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date" office:date-value="1995-06-08" calcext:value-type="date">
            <text:p>1995-06-08</text:p>
          </table:table-cell>
          <table:table-cell office:value-type="currency" office:currency="PLN" office:value="1890" calcext:value-type="currency">
            <text:p>1 89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25-01-01" calcext:value-type="date">
            <text:p>0225-01-01</text:p>
          </table:table-cell>
          <table:table-cell office:value-type="string" calcext:value-type="string">
            <text:p>Kro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date" office:date-value="1990-01-11" calcext:value-type="date">
            <text:p>1990-01-11</text:p>
          </table:table-cell>
          <table:table-cell office:value-type="currency" office:currency="PLN" office:value="1990" calcext:value-type="currency">
            <text:p>1 99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-112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date" office:date-value="2001-01-02" calcext:value-type="date">
            <text:p>2001-01-02</text:p>
          </table:table-cell>
          <table:table-cell office:value-type="currency" office:currency="PLN" office:value="1700" calcext:value-type="currency">
            <text:p>1 7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10</text:p>
          </table:table-cell>
          <table:table-cell office:value-type="string" calcext:value-type="string">
            <text:p>Kozak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Analityk</text:p>
          </table:table-cell>
          <table:table-cell office:value-type="date" office:date-value="2000-12-09" calcext:value-type="date">
            <text:p>2000-12-09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9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date" office:date-value="1998-06-10" calcext:value-type="date">
            <text:p>1998-06-10</text:p>
          </table:table-cell>
          <table:table-cell office:value-type="currency" office:currency="PLN" office:value="1910" calcext:value-type="currency">
            <text:p>1 9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0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Analityk</text:p>
          </table:table-cell>
          <table:table-cell office:value-type="date" office:date-value="1991-09-06" calcext:value-type="date">
            <text:p>1991-09-06</text:p>
          </table:table-cell>
          <table:table-cell office:value-type="currency" office:currency="PLN" office:value="1720" calcext:value-type="currency">
            <text:p>1 7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7</text:p>
          </table:table-cell>
          <table:table-cell office:value-type="string" calcext:value-type="string">
            <text:p>Kopycki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Analityk</text:p>
          </table:table-cell>
          <table:table-cell office:value-type="date" office:date-value="2001-02-11" calcext:value-type="date">
            <text:p>2001-02-11</text:p>
          </table:table-cell>
          <table:table-cell office:value-type="currency" office:currency="PLN" office:value="1860" calcext:value-type="currency">
            <text:p>1 86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348</text:p>
          </table:table-cell>
          <table:table-cell office:value-type="string" calcext:value-type="string">
            <text:p>Kończa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Urzędnik</text:p>
          </table:table-cell>
          <table:table-cell office:value-type="date" office:date-value="1999-10-16" calcext:value-type="date">
            <text:p>1999-10-16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i-503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Kierowca</text:p>
          </table:table-cell>
          <table:table-cell office:value-type="date" office:date-value="1991-03-14" calcext:value-type="date">
            <text:p>1991-03-14</text:p>
          </table:table-cell>
          <table:table-cell office:value-type="currency" office:currency="PLN" office:value="1080" calcext:value-type="currency">
            <text:p>1 08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349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date" office:date-value="1997-05-13" calcext:value-type="date">
            <text:p>1997-05-13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350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date" office:date-value="1998-04-12" calcext:value-type="date">
            <text:p>1998-04-12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355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date" office:date-value="1995-05-23" calcext:value-type="date">
            <text:p>1995-05-23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356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Urzędnik</text:p>
          </table:table-cell>
          <table:table-cell office:value-type="date" office:date-value="1990-05-09" calcext:value-type="date">
            <text:p>1990-05-09</text:p>
          </table:table-cell>
          <table:table-cell office:value-type="currency" office:currency="PLN" office:value="1590" calcext:value-type="currency">
            <text:p>1 5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357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date" office:date-value="1997-07-26" calcext:value-type="date">
            <text:p>1997-07-26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411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Urzędnik</text:p>
          </table:table-cell>
          <table:table-cell office:value-type="date" office:date-value="1999-06-22" calcext:value-type="date">
            <text:p>1999-06-22</text:p>
          </table:table-cell>
          <table:table-cell office:value-type="currency" office:currency="PLN" office:value="1440" calcext:value-type="currency">
            <text:p>1 4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412</text:p>
          </table:table-cell>
          <table:table-cell office:value-type="string" calcext:value-type="string">
            <text:p>Hent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date" office:date-value="1995-11-20" calcext:value-type="date">
            <text:p>1995-11-20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413</text:p>
          </table:table-cell>
          <table:table-cell office:value-type="string" calcext:value-type="string">
            <text:p>Gumowski</text:p>
          </table:table-cell>
          <table:table-cell office:value-type="string" calcext:value-type="string">
            <text:p>Sławomir</text:p>
          </table:table-cell>
          <table:table-cell office:value-type="string" calcext:value-type="string">
            <text:p>Urzędnik</text:p>
          </table:table-cell>
          <table:table-cell office:value-type="date" office:date-value="1998-08-30" calcext:value-type="date">
            <text:p>1998-08-30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17</text:p>
          </table:table-cell>
          <table:table-cell office:value-type="string" calcext:value-type="string">
            <text:p>Grzmil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date" office:date-value="1990-09-18" calcext:value-type="date">
            <text:p>1990-09-18</text:p>
          </table:table-cell>
          <table:table-cell office:value-type="currency" office:currency="PLN" office:value="1980" calcext:value-type="currency">
            <text:p>1 9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422</text:p>
          </table:table-cell>
          <table:table-cell office:value-type="string" calcext:value-type="string">
            <text:p>Grodecki</text:p>
          </table:table-cell>
          <table:table-cell office:value-type="string" calcext:value-type="string">
            <text:p>Rafał</text:p>
          </table:table-cell>
          <table:table-cell office:value-type="string" calcext:value-type="string">
            <text:p>Urzędnik</text:p>
          </table:table-cell>
          <table:table-cell office:value-type="date" office:date-value="1992-07-19" calcext:value-type="date">
            <text:p>1992-07-19</text:p>
          </table:table-cell>
          <table:table-cell office:value-type="currency" office:currency="PLN" office:value="1120" calcext:value-type="currency">
            <text:p>1 1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425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Urzędnik</text:p>
          </table:table-cell>
          <table:table-cell office:value-type="date" office:date-value="1997-12-28" calcext:value-type="date">
            <text:p>1997-12-28</text:p>
          </table:table-cell>
          <table:table-cell office:value-type="currency" office:currency="PLN" office:value="1470" calcext:value-type="currency">
            <text:p>1 4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426</text:p>
          </table:table-cell>
          <table:table-cell office:value-type="string" calcext:value-type="string">
            <text:p>Gołos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Urzędnik</text:p>
          </table:table-cell>
          <table:table-cell office:value-type="date" office:date-value="2000-08-04" calcext:value-type="date">
            <text:p>2000-08-04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-347</text:p>
          </table:table-cell>
          <table:table-cell office:value-type="string" calcext:value-type="string">
            <text:p>Filipi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Kierownik</text:p>
          </table:table-cell>
          <table:table-cell office:value-type="date" office:date-value="2002-07-11" calcext:value-type="date">
            <text:p>2002-07-11</text:p>
          </table:table-cell>
          <table:table-cell office:value-type="currency" office:currency="PLN" office:value="1700" calcext:value-type="currency">
            <text:p>1 70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Ki-276</text:p>
          </table:table-cell>
          <table:table-cell office:value-type="string" calcext:value-type="string">
            <text:p>Figu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Kierowca</text:p>
          </table:table-cell>
          <table:table-cell office:value-type="date" office:date-value="1997-09-24" calcext:value-type="date">
            <text:p>1997-09-24</text:p>
          </table:table-cell>
          <table:table-cell office:value-type="currency" office:currency="PLN" office:value="1020" calcext:value-type="currency">
            <text:p>1 0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451</text:p>
          </table:table-cell>
          <table:table-cell office:value-type="string" calcext:value-type="string">
            <text:p>Dziekan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Urzędnik</text:p>
          </table:table-cell>
          <table:table-cell office:value-type="date" office:date-value="1992-02-06" calcext:value-type="date">
            <text:p>1992-02-06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-335</text:p>
          </table:table-cell>
          <table:table-cell office:value-type="string" calcext:value-type="string">
            <text:p>Dura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Kierownik</text:p>
          </table:table-cell>
          <table:table-cell office:value-type="date" office:date-value="1991-01-28" calcext:value-type="date">
            <text:p>1991-01-28</text:p>
          </table:table-cell>
          <table:table-cell office:value-type="currency" office:currency="PLN" office:value="1810" calcext:value-type="currency">
            <text:p>1 8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452</text:p>
          </table:table-cell>
          <table:table-cell office:value-type="string" calcext:value-type="string">
            <text:p>Dudziń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date" office:date-value="2002-07-23" calcext:value-type="date">
            <text:p>2002-07-23</text:p>
          </table:table-cell>
          <table:table-cell office:value-type="currency" office:currency="PLN" office:value="1520" calcext:value-type="currency">
            <text:p>1 5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-105</text:p>
          </table:table-cell>
          <table:table-cell office:value-type="string" calcext:value-type="string">
            <text:p>Dróżdż</text:p>
          </table:table-cell>
          <table:table-cell office:value-type="string" calcext:value-type="string">
            <text:p>Gustaw</text:p>
          </table:table-cell>
          <table:table-cell office:value-type="string" calcext:value-type="string">
            <text:p>Analityk</text:p>
          </table:table-cell>
          <table:table-cell office:value-type="date" office:date-value="1996-01-24" calcext:value-type="date">
            <text:p>1996-01-24</text:p>
          </table:table-cell>
          <table:table-cell office:value-type="currency" office:currency="PLN" office:value="1580" calcext:value-type="currency">
            <text:p>1 58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-488</text:p>
          </table:table-cell>
          <table:table-cell office:value-type="string" calcext:value-type="string">
            <text:p>Dej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ierownik</text:p>
          </table:table-cell>
          <table:table-cell office:value-type="date" office:date-value="1992-02-03" calcext:value-type="date">
            <text:p>1992-02-03</text:p>
          </table:table-cell>
          <table:table-cell office:value-type="currency" office:currency="PLN" office:value="2090" calcext:value-type="currency">
            <text:p>2 090,00 zł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Ki-203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date" office:date-value="2000-10-24" calcext:value-type="date">
            <text:p>2000-10-24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-104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date" office:date-value="1993-04-19" calcext:value-type="date">
            <text:p>1993-04-19</text:p>
          </table:table-cell>
          <table:table-cell office:value-type="currency" office:currency="PLN" office:value="1900" calcext:value-type="currency">
            <text:p>1 9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-103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Analityk</text:p>
          </table:table-cell>
          <table:table-cell office:value-type="date" office:date-value="1996-06-12" calcext:value-type="date">
            <text:p>1996-06-12</text:p>
          </table:table-cell>
          <table:table-cell office:value-type="currency" office:currency="PLN" office:value="1530" calcext:value-type="currency">
            <text:p>1 53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2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date" office:date-value="2001-01-16" calcext:value-type="date">
            <text:p>2001-01-16</text:p>
          </table:table-cell>
          <table:table-cell office:value-type="currency" office:currency="PLN" office:value="1700" calcext:value-type="currency">
            <text:p>1 7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1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Analityk</text:p>
          </table:table-cell>
          <table:table-cell office:value-type="date" office:date-value="1997-05-17" calcext:value-type="date">
            <text:p>1997-05-17</text:p>
          </table:table-cell>
          <table:table-cell office:value-type="currency" office:currency="PLN" office:value="1960" calcext:value-type="currency">
            <text:p>1 96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453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Urzędnik</text:p>
          </table:table-cell>
          <table:table-cell office:value-type="date" office:date-value="1994-08-28" calcext:value-type="date">
            <text:p>1994-08-28</text:p>
          </table:table-cell>
          <table:table-cell office:value-type="currency" office:currency="PLN" office:value="1450" calcext:value-type="currency">
            <text:p>1 4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506</text:p>
          </table:table-cell>
          <table:table-cell office:value-type="string" calcext:value-type="string">
            <text:p>Ceja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ierowca</text:p>
          </table:table-cell>
          <table:table-cell office:value-type="date" office:date-value="1993-12-27" calcext:value-type="date">
            <text:p>1993-12-27</text:p>
          </table:table-cell>
          <table:table-cell office:value-type="currency" office:currency="PLN" office:value="1220" calcext:value-type="currency">
            <text:p>1 22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i-113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Kierowca</text:p>
          </table:table-cell>
          <table:table-cell office:value-type="date" office:date-value="1995-12-24" calcext:value-type="date">
            <text:p>1995-12-24</text:p>
          </table:table-cell>
          <table:table-cell office:value-type="currency" office:currency="PLN" office:value="1450" calcext:value-type="currency">
            <text:p>1 4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499</text:p>
          </table:table-cell>
          <table:table-cell office:value-type="string" calcext:value-type="string">
            <text:p>Bucz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date" office:date-value="1997-08-06" calcext:value-type="date">
            <text:p>1997-08-06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542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date" office:date-value="2002-10-12" calcext:value-type="date">
            <text:p>2002-10-12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Z-735</text:p>
          </table:table-cell>
          <table:table-cell office:value-type="string" calcext:value-type="string">
            <text:p>Bartosze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Zaopatrzeniowiec</text:p>
          </table:table-cell>
          <table:table-cell office:value-type="date" office:date-value="1992-11-20" calcext:value-type="date">
            <text:p>1992-11-20</text:p>
          </table:table-cell>
          <table:table-cell office:value-type="currency" office:currency="PLN" office:value="1500" calcext:value-type="currency">
            <text:p>1 50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-523</text:p>
          </table:table-cell>
          <table:table-cell office:value-type="string" calcext:value-type="string">
            <text:p>Banaś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Doradca</text:p>
          </table:table-cell>
          <table:table-cell office:value-type="date" office:date-value="1994-08-28" calcext:value-type="date">
            <text:p>1994-08-28</text:p>
          </table:table-cell>
          <table:table-cell office:value-type="currency" office:currency="PLN" office:value="1770" calcext:value-type="currency">
            <text:p>1 7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i-508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date" office:date-value="1993-05-06" calcext:value-type="date">
            <text:p>1993-05-06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R-566</text:p>
          </table:table-cell>
          <table:table-cell office:value-type="string" calcext:value-type="string">
            <text:p>Amanowicz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Referent</text:p>
          </table:table-cell>
          <table:table-cell office:value-type="date" office:date-value="1992-12-04" calcext:value-type="date">
            <text:p>1992-12-04</text:p>
          </table:table-cell>
          <table:table-cell office:value-type="currency" office:currency="PLN" office:value="1520" calcext:value-type="currency">
            <text:p>1 52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-524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Doradca</text:p>
          </table:table-cell>
          <table:table-cell office:value-type="date" office:date-value="1997-07-02" calcext:value-type="date">
            <text:p>1997-07-02</text:p>
          </table:table-cell>
          <table:table-cell office:value-type="currency" office:currency="PLN" office:value="1610" calcext:value-type="currency">
            <text:p>1 6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253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date" office:date-value="1997-01-14" calcext:value-type="date">
            <text:p>1997-01-14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543</text:p>
          </table:table-cell>
          <table:table-cell office:value-type="string" calcext:value-type="string">
            <text:p>Lewiń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date" office:date-value="1997-12-04" calcext:value-type="date">
            <text:p>1997-12-04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6</text:p>
          </table:table-cell>
          <table:table-cell office:value-type="string" calcext:value-type="string">
            <text:p>Brzezińska</text:p>
          </table:table-cell>
          <table:table-cell office:value-type="string" calcext:value-type="string">
            <text:p>Mirosława</text:p>
          </table:table-cell>
          <table:table-cell office:value-type="string" calcext:value-type="string">
            <text:p>Sprzedawca</text:p>
          </table:table-cell>
          <table:table-cell office:value-type="date" office:date-value="1991-02-25" calcext:value-type="date">
            <text:p>1991-02-25</text:p>
          </table:table-cell>
          <table:table-cell office:value-type="currency" office:currency="PLN" office:value="1230" calcext:value-type="currency">
            <text:p>1 23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523</text:p>
          </table:table-cell>
          <table:table-cell office:value-type="string" calcext:value-type="string">
            <text:p>Firlej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2-09-23" calcext:value-type="date">
            <text:p>1992-09-23</text:p>
          </table:table-cell>
          <table:table-cell office:value-type="currency" office:currency="PLN" office:value="1030" calcext:value-type="currency">
            <text:p>1 03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459</text:p>
          </table:table-cell>
          <table:table-cell office:value-type="string" calcext:value-type="string">
            <text:p>Pawł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date" office:date-value="1994-10-05" calcext:value-type="date">
            <text:p>1994-10-05</text:p>
          </table:table-cell>
          <table:table-cell office:value-type="currency" office:currency="PLN" office:value="1140" calcext:value-type="currency">
            <text:p>1 14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485</text:p>
          </table:table-cell>
          <table:table-cell office:value-type="string" calcext:value-type="string">
            <text:p>Wot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date" office:date-value="2000-02-15" calcext:value-type="date">
            <text:p>2000-02-15</text:p>
          </table:table-cell>
          <table:table-cell office:value-type="currency" office:currency="PLN" office:value="1060" calcext:value-type="currency">
            <text:p>1 06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date" office:date-value="0226-01-01" calcext:value-type="date">
            <text:p>0226-01-01</text:p>
          </table:table-cell>
          <table:table-cell office:value-type="string" calcext:value-type="string">
            <text:p>Ośc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nformatyk</text:p>
          </table:table-cell>
          <table:table-cell office:value-type="date" office:date-value="2001-10-26" calcext:value-type="date">
            <text:p>2001-10-26</text:p>
          </table:table-cell>
          <table:table-cell office:value-type="currency" office:currency="PLN" office:value="1560" calcext:value-type="currency">
            <text:p>1 5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587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Urzędnik</text:p>
          </table:table-cell>
          <table:table-cell office:value-type="date" office:date-value="1994-02-11" calcext:value-type="date">
            <text:p>1994-02-11</text:p>
          </table:table-cell>
          <table:table-cell office:value-type="currency" office:currency="PLN" office:value="1200" calcext:value-type="currency">
            <text:p>1 2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586</text:p>
          </table:table-cell>
          <table:table-cell office:value-type="string" calcext:value-type="string">
            <text:p>Klimasze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date" office:date-value="1995-08-02" calcext:value-type="date">
            <text:p>1995-08-02</text:p>
          </table:table-cell>
          <table:table-cell office:value-type="currency" office:currency="PLN" office:value="1300" calcext:value-type="currency">
            <text:p>1 3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499</text:p>
          </table:table-cell>
          <table:table-cell office:value-type="string" calcext:value-type="string">
            <text:p>Orłowska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Sprzedawca</text:p>
          </table:table-cell>
          <table:table-cell office:value-type="date" office:date-value="2001-02-03" calcext:value-type="date">
            <text:p>2001-02-03</text:p>
          </table:table-cell>
          <table:table-cell office:value-type="currency" office:currency="PLN" office:value="1050" calcext:value-type="currency">
            <text:p>1 05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515</text:p>
          </table:table-cell>
          <table:table-cell office:value-type="string" calcext:value-type="string">
            <text:p>Tucho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date" office:date-value="1993-02-09" calcext:value-type="date">
            <text:p>1993-02-09</text:p>
          </table:table-cell>
          <table:table-cell office:value-type="currency" office:currency="PLN" office:value="1130" calcext:value-type="currency">
            <text:p>1 13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U-594</text:p>
          </table:table-cell>
          <table:table-cell office:value-type="string" calcext:value-type="string">
            <text:p>Serwic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date" office:date-value="1996-07-23" calcext:value-type="date">
            <text:p>1996-07-23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516</text:p>
          </table:table-cell>
          <table:table-cell office:value-type="string" calcext:value-type="string">
            <text:p>Cybulska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Sprzedawca</text:p>
          </table:table-cell>
          <table:table-cell office:value-type="date" office:date-value="1994-10-26" calcext:value-type="date">
            <text:p>1994-10-26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678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Sprzedawca</text:p>
          </table:table-cell>
          <table:table-cell office:value-type="date" office:date-value="1997-05-16" calcext:value-type="date">
            <text:p>1997-05-16</text:p>
          </table:table-cell>
          <table:table-cell office:value-type="currency" office:currency="PLN" office:value="1250" calcext:value-type="currency">
            <text:p>1 25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547</text:p>
          </table:table-cell>
          <table:table-cell office:value-type="string" calcext:value-type="string">
            <text:p>Zimna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Sprzedawca</text:p>
          </table:table-cell>
          <table:table-cell office:value-type="date" office:date-value="1997-10-30" calcext:value-type="date">
            <text:p>1997-10-30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409</text:p>
          </table:table-cell>
          <table:table-cell office:value-type="string" calcext:value-type="string">
            <text:p>Morąg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date" office:date-value="1993-08-24" calcext:value-type="date">
            <text:p>1993-08-24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559</text:p>
          </table:table-cell>
          <table:table-cell office:value-type="string" calcext:value-type="string">
            <text:p>Gołąb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date" office:date-value="2001-03-09" calcext:value-type="date">
            <text:p>2001-03-09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580</text:p>
          </table:table-cell>
          <table:table-cell office:value-type="string" calcext:value-type="string">
            <text:p>Bulej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przedawca</text:p>
          </table:table-cell>
          <table:table-cell office:value-type="date" office:date-value="1991-11-04" calcext:value-type="date">
            <text:p>1991-11-04</text:p>
          </table:table-cell>
          <table:table-cell office:value-type="currency" office:currency="PLN" office:value="1340" calcext:value-type="currency">
            <text:p>1 34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627</text:p>
          </table:table-cell>
          <table:table-cell office:value-type="string" calcext:value-type="string">
            <text:p>Latała</text:p>
          </table:table-cell>
          <table:table-cell office:value-type="string" calcext:value-type="string">
            <text:p>Henryka</text:p>
          </table:table-cell>
          <table:table-cell office:value-type="string" calcext:value-type="string">
            <text:p>Sprzedawca</text:p>
          </table:table-cell>
          <table:table-cell office:value-type="date" office:date-value="1996-12-23" calcext:value-type="date">
            <text:p>1996-12-23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-920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Kierownik</text:p>
          </table:table-cell>
          <table:table-cell office:value-type="date" office:date-value="1994-01-15" calcext:value-type="date">
            <text:p>1994-01-15</text:p>
          </table:table-cell>
          <table:table-cell office:value-type="currency" office:currency="PLN" office:value="1780" calcext:value-type="currency">
            <text:p>1 7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-628</text:p>
          </table:table-cell>
          <table:table-cell office:value-type="string" calcext:value-type="string">
            <text:p>Æwiklińska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date" office:date-value="1993-01-23" calcext:value-type="date">
            <text:p>1993-01-23</text:p>
          </table:table-cell>
          <table:table-cell office:value-type="currency" office:currency="PLN" office:value="1040" calcext:value-type="currency">
            <text:p>1 04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654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date" office:date-value="2001-03-22" calcext:value-type="date">
            <text:p>2001-03-22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209</text:p>
          </table:table-cell>
          <table:table-cell office:value-type="string" calcext:value-type="string">
            <text:p>Kasiń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Sprzedawca</text:p>
          </table:table-cell>
          <table:table-cell office:value-type="date" office:date-value="1998-07-31" calcext:value-type="date">
            <text:p>1998-07-31</text:p>
          </table:table-cell>
          <table:table-cell office:value-type="currency" office:currency="PLN" office:value="1430" calcext:value-type="currency">
            <text:p>1 43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296</text:p>
          </table:table-cell>
          <table:table-cell office:value-type="string" calcext:value-type="string">
            <text:p>Grze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date" office:date-value="1995-12-20" calcext:value-type="date">
            <text:p>1995-12-20</text:p>
          </table:table-cell>
          <table:table-cell office:value-type="currency" office:currency="PLN" office:value="1020" calcext:value-type="currency">
            <text:p>1 02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i-251</text:p>
          </table:table-cell>
          <table:table-cell office:value-type="string" calcext:value-type="string">
            <text:p>Iwań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Kierowca</text:p>
          </table:table-cell>
          <table:table-cell office:value-type="date" office:date-value="1994-07-17" calcext:value-type="date">
            <text:p>1994-07-17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295</text:p>
          </table:table-cell>
          <table:table-cell office:value-type="string" calcext:value-type="string">
            <text:p>Kumór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date" office:date-value="2000-05-03" calcext:value-type="date">
            <text:p>2000-05-03</text:p>
          </table:table-cell>
          <table:table-cell office:value-type="currency" office:currency="PLN" office:value="1100" calcext:value-type="currency">
            <text:p>1 10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i-279</text:p>
          </table:table-cell>
          <table:table-cell office:value-type="string" calcext:value-type="string">
            <text:p>Majchro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Kierowca</text:p>
          </table:table-cell>
          <table:table-cell office:value-type="date" office:date-value="2001-09-30" calcext:value-type="date">
            <text:p>2001-09-30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289</text:p>
          </table:table-cell>
          <table:table-cell office:value-type="string" calcext:value-type="string">
            <text:p>Maj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date" office:date-value="2001-06-21" calcext:value-type="date">
            <text:p>2001-06-21</text:p>
          </table:table-cell>
          <table:table-cell office:value-type="currency" office:currency="PLN" office:value="1170" calcext:value-type="currency">
            <text:p>1 17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645</text:p>
          </table:table-cell>
          <table:table-cell office:value-type="string" calcext:value-type="string">
            <text:p>Jaśkiewicz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rzędnik</text:p>
          </table:table-cell>
          <table:table-cell office:value-type="date" office:date-value="1996-09-26" calcext:value-type="date">
            <text:p>1996-09-26</text:p>
          </table:table-cell>
          <table:table-cell office:value-type="currency" office:currency="PLN" office:value="1270" calcext:value-type="currency">
            <text:p>1 2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i-284</text:p>
          </table:table-cell>
          <table:table-cell office:value-type="string" calcext:value-type="string">
            <text:p>Tutaj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ierowca</text:p>
          </table:table-cell>
          <table:table-cell office:value-type="date" office:date-value="2000-05-18" calcext:value-type="date">
            <text:p>2000-05-18</text:p>
          </table:table-cell>
          <table:table-cell office:value-type="currency" office:currency="PLN" office:value="1440" calcext:value-type="currency">
            <text:p>1 44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271</text:p>
          </table:table-cell>
          <table:table-cell office:value-type="string" calcext:value-type="string">
            <text:p>Chmielarz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Sprzedawca</text:p>
          </table:table-cell>
          <table:table-cell office:value-type="date" office:date-value="1998-12-15" calcext:value-type="date">
            <text:p>1998-12-15</text:p>
          </table:table-cell>
          <table:table-cell office:value-type="currency" office:currency="PLN" office:value="1010" calcext:value-type="currency">
            <text:p>1 01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646</text:p>
          </table:table-cell>
          <table:table-cell office:value-type="string" calcext:value-type="string">
            <text:p>Kwas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Urzędnik</text:p>
          </table:table-cell>
          <table:table-cell office:value-type="date" office:date-value="2000-02-09" calcext:value-type="date">
            <text:p>2000-02-09</text:p>
          </table:table-cell>
          <table:table-cell office:value-type="currency" office:currency="PLN" office:value="1370" calcext:value-type="currency">
            <text:p>1 3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647</text:p>
          </table:table-cell>
          <table:table-cell office:value-type="string" calcext:value-type="string">
            <text:p>Sare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date" office:date-value="1991-08-10" calcext:value-type="date">
            <text:p>1991-08-10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-270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Dioniza</text:p>
          </table:table-cell>
          <table:table-cell office:value-type="string" calcext:value-type="string">
            <text:p>Sprzedawca</text:p>
          </table:table-cell>
          <table:table-cell office:value-type="date" office:date-value="2001-02-05" calcext:value-type="date">
            <text:p>2001-02-05</text:p>
          </table:table-cell>
          <table:table-cell office:value-type="currency" office:currency="PLN" office:value="1240" calcext:value-type="currency">
            <text:p>1 24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269</text:p>
          </table:table-cell>
          <table:table-cell office:value-type="string" calcext:value-type="string">
            <text:p>Kuku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date" office:date-value="1996-03-15" calcext:value-type="date">
            <text:p>1996-03-15</text:p>
          </table:table-cell>
          <table:table-cell office:value-type="currency" office:currency="PLN" office:value="1050" calcext:value-type="currency">
            <text:p>1 05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268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date" office:date-value="1997-12-03" calcext:value-type="date">
            <text:p>1997-12-03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226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6-09-09" calcext:value-type="date">
            <text:p>1996-09-09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-473</text:p>
          </table:table-cell>
          <table:table-cell office:value-type="string" calcext:value-type="string">
            <text:p>Pietruszka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nik</text:p>
          </table:table-cell>
          <table:table-cell office:value-type="date" office:date-value="2000-11-05" calcext:value-type="date">
            <text:p>2000-11-05</text:p>
          </table:table-cell>
          <table:table-cell office:value-type="currency" office:currency="PLN" office:value="1900" calcext:value-type="currency">
            <text:p>1 90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-224</text:p>
          </table:table-cell>
          <table:table-cell office:value-type="string" calcext:value-type="string">
            <text:p>Medyń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date" office:date-value="2000-11-23" calcext:value-type="date">
            <text:p>2000-11-23</text:p>
          </table:table-cell>
          <table:table-cell office:value-type="currency" office:currency="PLN" office:value="1080" calcext:value-type="currency">
            <text:p>1 08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218</text:p>
          </table:table-cell>
          <table:table-cell office:value-type="string" calcext:value-type="string">
            <text:p>Broniko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date" office:date-value="1993-02-14" calcext:value-type="date">
            <text:p>1993-02-14</text:p>
          </table:table-cell>
          <table:table-cell office:value-type="currency" office:currency="PLN" office:value="1330" calcext:value-type="currency">
            <text:p>1 33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303</text:p>
          </table:table-cell>
          <table:table-cell office:value-type="string" calcext:value-type="string">
            <text:p>Swobod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date" office:date-value="1994-10-21" calcext:value-type="date">
            <text:p>1994-10-21</text:p>
          </table:table-cell>
          <table:table-cell office:value-type="currency" office:currency="PLN" office:value="1160" calcext:value-type="currency">
            <text:p>1 16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302</text:p>
          </table:table-cell>
          <table:table-cell office:value-type="string" calcext:value-type="string">
            <text:p>Ks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date" office:date-value="1990-08-25" calcext:value-type="date">
            <text:p>1990-08-25</text:p>
          </table:table-cell>
          <table:table-cell office:value-type="currency" office:currency="PLN" office:value="1440" calcext:value-type="currency">
            <text:p>1 44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304</text:p>
          </table:table-cell>
          <table:table-cell office:value-type="string" calcext:value-type="string">
            <text:p>Sznyrowska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Sprzedawca</text:p>
          </table:table-cell>
          <table:table-cell office:value-type="date" office:date-value="1993-03-24" calcext:value-type="date">
            <text:p>1993-03-24</text:p>
          </table:table-cell>
          <table:table-cell office:value-type="currency" office:currency="PLN" office:value="1280" calcext:value-type="currency">
            <text:p>1 28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i-227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date" office:date-value="1995-12-12" calcext:value-type="date">
            <text:p>1995-12-12</text:p>
          </table:table-cell>
          <table:table-cell office:value-type="currency" office:currency="PLN" office:value="1090" calcext:value-type="currency">
            <text:p>1 09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113</text:p>
          </table:table-cell>
          <table:table-cell office:value-type="string" calcext:value-type="string">
            <text:p>Kar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date" office:date-value="1990-07-10" calcext:value-type="date">
            <text:p>1990-07-10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i-360</text:p>
          </table:table-cell>
          <table:table-cell office:value-type="string" calcext:value-type="string">
            <text:p>Tka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date" office:date-value="1997-08-28" calcext:value-type="date">
            <text:p>1997-08-28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i-378</text:p>
          </table:table-cell>
          <table:table-cell office:value-type="string" calcext:value-type="string">
            <text:p>Krakow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date" office:date-value="1995-06-16" calcext:value-type="date">
            <text:p>1995-06-16</text:p>
          </table:table-cell>
          <table:table-cell office:value-type="currency" office:currency="PLN" office:value="1360" calcext:value-type="currency">
            <text:p>1 36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U-648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date" office:date-value="1992-10-28" calcext:value-type="date">
            <text:p>1992-10-28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649</text:p>
          </table:table-cell>
          <table:table-cell office:value-type="string" calcext:value-type="string">
            <text:p>Stachur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Urzędnik</text:p>
          </table:table-cell>
          <table:table-cell office:value-type="date" office:date-value="1998-02-27" calcext:value-type="date">
            <text:p>1998-02-27</text:p>
          </table:table-cell>
          <table:table-cell office:value-type="currency" office:currency="PLN" office:value="1290" calcext:value-type="currency">
            <text:p>1 29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660</text:p>
          </table:table-cell>
          <table:table-cell office:value-type="string" calcext:value-type="string">
            <text:p>Marchle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Urzędnik</text:p>
          </table:table-cell>
          <table:table-cell office:value-type="date" office:date-value="1999-06-11" calcext:value-type="date">
            <text:p>1999-06-11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662</text:p>
          </table:table-cell>
          <table:table-cell office:value-type="string" calcext:value-type="string">
            <text:p>Młyńcz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Urzędnik</text:p>
          </table:table-cell>
          <table:table-cell office:value-type="date" office:date-value="1990-09-19" calcext:value-type="date">
            <text:p>1990-09-19</text:p>
          </table:table-cell>
          <table:table-cell office:value-type="currency" office:currency="PLN" office:value="1490" calcext:value-type="currency">
            <text:p>1 49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663</text:p>
          </table:table-cell>
          <table:table-cell office:value-type="string" calcext:value-type="string">
            <text:p>Dziewięc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date" office:date-value="1999-08-08" calcext:value-type="date">
            <text:p>1999-08-08</text:p>
          </table:table-cell>
          <table:table-cell office:value-type="currency" office:currency="PLN" office:value="1290" calcext:value-type="currency">
            <text:p>1 29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667</text:p>
          </table:table-cell>
          <table:table-cell office:value-type="string" calcext:value-type="string">
            <text:p>Zasad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date" office:date-value="1993-09-19" calcext:value-type="date">
            <text:p>1993-09-19</text:p>
          </table:table-cell>
          <table:table-cell office:value-type="currency" office:currency="PLN" office:value="1190" calcext:value-type="currency">
            <text:p>1 1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-256</text:p>
          </table:table-cell>
          <table:table-cell office:value-type="string" calcext:value-type="string">
            <text:p>Szym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Analityk</text:p>
          </table:table-cell>
          <table:table-cell office:value-type="date" office:date-value="2000-04-09" calcext:value-type="date">
            <text:p>2000-04-09</text:p>
          </table:table-cell>
          <table:table-cell office:value-type="currency" office:currency="PLN" office:value="1910" calcext:value-type="currency">
            <text:p>1 9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6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Analityk</text:p>
          </table:table-cell>
          <table:table-cell office:value-type="date" office:date-value="2000-07-12" calcext:value-type="date">
            <text:p>2000-07-12</text:p>
          </table:table-cell>
          <table:table-cell office:value-type="currency" office:currency="PLN" office:value="1790" calcext:value-type="currency">
            <text:p>1 7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date" office:date-value="0227-01-01" calcext:value-type="date">
            <text:p>0227-01-01</text:p>
          </table:table-cell>
          <table:table-cell office:value-type="string" calcext:value-type="string">
            <text:p>Blichar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date" office:date-value="2000-07-19" calcext:value-type="date">
            <text:p>2000-07-19</text:p>
          </table:table-cell>
          <table:table-cell office:value-type="currency" office:currency="PLN" office:value="1910" calcext:value-type="currency">
            <text:p>1 9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28-01-01" calcext:value-type="date">
            <text:p>0228-01-01</text:p>
          </table:table-cell>
          <table:table-cell office:value-type="string" calcext:value-type="string">
            <text:p>Bzink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Informatyk</text:p>
          </table:table-cell>
          <table:table-cell office:value-type="date" office:date-value="1998-06-26" calcext:value-type="date">
            <text:p>1998-06-26</text:p>
          </table:table-cell>
          <table:table-cell office:value-type="currency" office:currency="PLN" office:value="1610" calcext:value-type="currency">
            <text:p>1 6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-347</text:p>
          </table:table-cell>
          <table:table-cell office:value-type="string" calcext:value-type="string">
            <text:p>Wierzbiń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date" office:date-value="1999-05-22" calcext:value-type="date">
            <text:p>1999-05-22</text:p>
          </table:table-cell>
          <table:table-cell office:value-type="currency" office:currency="PLN" office:value="1070" calcext:value-type="currency">
            <text:p>1 07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date" office:date-value="0230-01-01" calcext:value-type="date">
            <text:p>0230-01-01</text:p>
          </table:table-cell>
          <table:table-cell office:value-type="string" calcext:value-type="string">
            <text:p>Wie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Informatyk</text:p>
          </table:table-cell>
          <table:table-cell office:value-type="date" office:date-value="1994-12-25" calcext:value-type="date">
            <text:p>1994-12-25</text:p>
          </table:table-cell>
          <table:table-cell office:value-type="currency" office:currency="PLN" office:value="1720" calcext:value-type="currency">
            <text:p>1 72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55-01-01" calcext:value-type="date">
            <text:p>0255-01-01</text:p>
          </table:table-cell>
          <table:table-cell office:value-type="string" calcext:value-type="string">
            <text:p>De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date" office:date-value="1998-07-30" calcext:value-type="date">
            <text:p>1998-07-30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56-01-01" calcext:value-type="date">
            <text:p>0256-01-01</text:p>
          </table:table-cell>
          <table:table-cell office:value-type="string" calcext:value-type="string">
            <text:p>Długobor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Informatyk</text:p>
          </table:table-cell>
          <table:table-cell office:value-type="date" office:date-value="2001-08-13" calcext:value-type="date">
            <text:p>2001-08-13</text:p>
          </table:table-cell>
          <table:table-cell office:value-type="currency" office:currency="PLN" office:value="1670" calcext:value-type="currency">
            <text:p>1 67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-539</text:p>
          </table:table-cell>
          <table:table-cell office:value-type="string" calcext:value-type="string">
            <text:p>Majew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Kierownik</text:p>
          </table:table-cell>
          <table:table-cell office:value-type="date" office:date-value="1999-02-08" calcext:value-type="date">
            <text:p>1999-02-08</text:p>
          </table:table-cell>
          <table:table-cell office:value-type="currency" office:currency="PLN" office:value="1910" calcext:value-type="currency">
            <text:p>1 910,00 zł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date" office:date-value="0257-01-01" calcext:value-type="date">
            <text:p>0257-01-01</text:p>
          </table:table-cell>
          <table:table-cell office:value-type="string" calcext:value-type="string">
            <text:p>Pastuszka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Informatyk</text:p>
          </table:table-cell>
          <table:table-cell office:value-type="date" office:date-value="2000-08-17" calcext:value-type="date">
            <text:p>2000-08-17</text:p>
          </table:table-cell>
          <table:table-cell office:value-type="currency" office:currency="PLN" office:value="1890" calcext:value-type="currency">
            <text:p>1 89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-108</text:p>
          </table:table-cell>
          <table:table-cell office:value-type="string" calcext:value-type="string">
            <text:p>Dubała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date" office:date-value="1997-08-24" calcext:value-type="date">
            <text:p>1997-08-24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date" office:date-value="0264-01-01" calcext:value-type="date">
            <text:p>0264-01-01</text:p>
          </table:table-cell>
          <table:table-cell office:value-type="string" calcext:value-type="string">
            <text:p>Jakus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Informatyk</text:p>
          </table:table-cell>
          <table:table-cell office:value-type="date" office:date-value="1992-12-04" calcext:value-type="date">
            <text:p>1992-12-04</text:p>
          </table:table-cell>
          <table:table-cell office:value-type="currency" office:currency="PLN" office:value="1850" calcext:value-type="currency">
            <text:p>1 8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65-01-01" calcext:value-type="date">
            <text:p>0265-01-01</text:p>
          </table:table-cell>
          <table:table-cell office:value-type="string" calcext:value-type="string">
            <text:p>Róży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date" office:date-value="1995-04-03" calcext:value-type="date">
            <text:p>1995-04-03</text:p>
          </table:table-cell>
          <table:table-cell office:value-type="currency" office:currency="PLN" office:value="1880" calcext:value-type="currency">
            <text:p>1 88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-605</text:p>
          </table:table-cell>
          <table:table-cell office:value-type="string" calcext:value-type="string">
            <text:p>Goraj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Kierownik</text:p>
          </table:table-cell>
          <table:table-cell office:value-type="date" office:date-value="1999-04-14" calcext:value-type="date">
            <text:p>1999-04-14</text:p>
          </table:table-cell>
          <table:table-cell office:value-type="currency" office:currency="PLN" office:value="2050" calcext:value-type="currency">
            <text:p>2 05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O-361</text:p>
          </table:table-cell>
          <table:table-cell office:value-type="string" calcext:value-type="string">
            <text:p>Zeller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Operator</text:p>
          </table:table-cell>
          <table:table-cell office:value-type="date" office:date-value="1994-04-07" calcext:value-type="date">
            <text:p>1994-04-07</text:p>
          </table:table-cell>
          <table:table-cell office:value-type="currency" office:currency="PLN" office:value="1210" calcext:value-type="currency">
            <text:p>1 2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348</text:p>
          </table:table-cell>
          <table:table-cell office:value-type="string" calcext:value-type="string">
            <text:p>Grdul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date" office:date-value="1996-05-21" calcext:value-type="date">
            <text:p>1996-05-21</text:p>
          </table:table-cell>
          <table:table-cell office:value-type="currency" office:currency="PLN" office:value="1150" calcext:value-type="currency">
            <text:p>1 15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date" office:date-value="0266-01-01" calcext:value-type="date">
            <text:p>0266-01-01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date" office:date-value="1996-07-18" calcext:value-type="date">
            <text:p>1996-07-18</text:p>
          </table:table-cell>
          <table:table-cell office:value-type="currency" office:currency="PLN" office:value="1630" calcext:value-type="currency">
            <text:p>1 63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-362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date" office:date-value="1998-03-18" calcext:value-type="date">
            <text:p>1998-03-18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363</text:p>
          </table:table-cell>
          <table:table-cell office:value-type="string" calcext:value-type="string">
            <text:p>Zychowicz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Operator</text:p>
          </table:table-cell>
          <table:table-cell office:value-type="date" office:date-value="1997-10-08" calcext:value-type="date">
            <text:p>1997-10-08</text:p>
          </table:table-cell>
          <table:table-cell office:value-type="currency" office:currency="PLN" office:value="1260" calcext:value-type="currency">
            <text:p>1 26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-349</text:p>
          </table:table-cell>
          <table:table-cell office:value-type="string" calcext:value-type="string">
            <text:p>Grzywacz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Sprzedawca</text:p>
          </table:table-cell>
          <table:table-cell office:value-type="date" office:date-value="1999-06-14" calcext:value-type="date">
            <text:p>1999-06-14</text:p>
          </table:table-cell>
          <table:table-cell office:value-type="currency" office:currency="PLN" office:value="1310" calcext:value-type="currency">
            <text:p>1 31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345</text:p>
          </table:table-cell>
          <table:table-cell office:value-type="string" calcext:value-type="string">
            <text:p>Haruz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przedawca</text:p>
          </table:table-cell>
          <table:table-cell office:value-type="date" office:date-value="1996-01-30" calcext:value-type="date">
            <text:p>1996-01-30</text:p>
          </table:table-cell>
          <table:table-cell office:value-type="currency" office:currency="PLN" office:value="1420" calcext:value-type="currency">
            <text:p>1 42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316</text:p>
          </table:table-cell>
          <table:table-cell office:value-type="string" calcext:value-type="string">
            <text:p>Kuc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date" office:date-value="1993-06-13" calcext:value-type="date">
            <text:p>1993-06-13</text:p>
          </table:table-cell>
          <table:table-cell office:value-type="currency" office:currency="PLN" office:value="1470" calcext:value-type="currency">
            <text:p>1 47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date" office:date-value="0271-01-01" calcext:value-type="date">
            <text:p>0271-01-01</text:p>
          </table:table-cell>
          <table:table-cell office:value-type="string" calcext:value-type="string">
            <text:p>Jaros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date" office:date-value="2002-03-26" calcext:value-type="date">
            <text:p>2002-03-26</text:p>
          </table:table-cell>
          <table:table-cell office:value-type="currency" office:currency="PLN" office:value="1680" calcext:value-type="currency">
            <text:p>1 68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-318</text:p>
          </table:table-cell>
          <table:table-cell office:value-type="string" calcext:value-type="string">
            <text:p>Jedli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Analityk</text:p>
          </table:table-cell>
          <table:table-cell office:value-type="date" office:date-value="2001-06-08" calcext:value-type="date">
            <text:p>2001-06-08</text:p>
          </table:table-cell>
          <table:table-cell office:value-type="currency" office:currency="PLN" office:value="1950" calcext:value-type="currency">
            <text:p>1 95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date" office:date-value="0272-01-01" calcext:value-type="date">
            <text:p>0272-01-01</text:p>
          </table:table-cell>
          <table:table-cell office:value-type="string" calcext:value-type="string">
            <text:p>Idz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date" office:date-value="2000-12-07" calcext:value-type="date">
            <text:p>2000-12-07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-317</text:p>
          </table:table-cell>
          <table:table-cell office:value-type="string" calcext:value-type="string">
            <text:p>Kupis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Analityk</text:p>
          </table:table-cell>
          <table:table-cell office:value-type="date" office:date-value="1998-03-04" calcext:value-type="date">
            <text:p>1998-03-04</text:p>
          </table:table-cell>
          <table:table-cell office:value-type="currency" office:currency="PLN" office:value="1900" calcext:value-type="currency">
            <text:p>1 9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6</text:p>
          </table:table-cell>
          <table:table-cell office:value-type="string" calcext:value-type="string">
            <text:p>Ławnicze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date" office:date-value="2002-07-30" calcext:value-type="date">
            <text:p>2002-07-30</text:p>
          </table:table-cell>
          <table:table-cell office:value-type="currency" office:currency="PLN" office:value="1960" calcext:value-type="currency">
            <text:p>1 96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5</text:p>
          </table:table-cell>
          <table:table-cell office:value-type="string" calcext:value-type="string">
            <text:p>Misztal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Analityk</text:p>
          </table:table-cell>
          <table:table-cell office:value-type="date" office:date-value="1996-09-06" calcext:value-type="date">
            <text:p>1996-09-06</text:p>
          </table:table-cell>
          <table:table-cell office:value-type="currency" office:currency="PLN" office:value="1900" calcext:value-type="currency">
            <text:p>1 9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4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Analityk</text:p>
          </table:table-cell>
          <table:table-cell office:value-type="date" office:date-value="1994-04-04" calcext:value-type="date">
            <text:p>1994-04-04</text:p>
          </table:table-cell>
          <table:table-cell office:value-type="currency" office:currency="PLN" office:value="1630" calcext:value-type="currency">
            <text:p>1 63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3</text:p>
          </table:table-cell>
          <table:table-cell office:value-type="string" calcext:value-type="string">
            <text:p>Porzucek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Analityk</text:p>
          </table:table-cell>
          <table:table-cell office:value-type="date" office:date-value="1991-09-26" calcext:value-type="date">
            <text:p>1991-09-26</text:p>
          </table:table-cell>
          <table:table-cell office:value-type="currency" office:currency="PLN" office:value="1650" calcext:value-type="currency">
            <text:p>1 6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-589</text:p>
          </table:table-cell>
          <table:table-cell office:value-type="string" calcext:value-type="string">
            <text:p>Majche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date" office:date-value="1997-10-26" calcext:value-type="date">
            <text:p>1997-10-26</text:p>
          </table:table-cell>
          <table:table-cell office:value-type="currency" office:currency="PLN" office:value="1900" calcext:value-type="currency">
            <text:p>1 90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-240</text:p>
          </table:table-cell>
          <table:table-cell office:value-type="string" calcext:value-type="string">
            <text:p>Kaźmiero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date" office:date-value="1994-05-19" calcext:value-type="date">
            <text:p>1994-05-19</text:p>
          </table:table-cell>
          <table:table-cell office:value-type="currency" office:currency="PLN" office:value="1610" calcext:value-type="currency">
            <text:p>1 6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date" office:date-value="0273-01-01" calcext:value-type="date">
            <text:p>0273-01-01</text:p>
          </table:table-cell>
          <table:table-cell office:value-type="string" calcext:value-type="string">
            <text:p>Wesoło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date" office:date-value="2001-10-09" calcext:value-type="date">
            <text:p>2001-10-09</text:p>
          </table:table-cell>
          <table:table-cell office:value-type="currency" office:currency="PLN" office:value="1540" calcext:value-type="currency">
            <text:p>1 5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i-112</text:p>
          </table:table-cell>
          <table:table-cell office:value-type="string" calcext:value-type="string">
            <text:p>Nawrot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ierowca</text:p>
          </table:table-cell>
          <table:table-cell office:value-type="date" office:date-value="1994-06-16" calcext:value-type="date">
            <text:p>1994-06-16</text:p>
          </table:table-cell>
          <table:table-cell office:value-type="currency" office:currency="PLN" office:value="1400" calcext:value-type="currency">
            <text:p>1 40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-311</text:p>
          </table:table-cell>
          <table:table-cell office:value-type="string" calcext:value-type="string">
            <text:p>Ogon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Analityk</text:p>
          </table:table-cell>
          <table:table-cell office:value-type="date" office:date-value="1997-04-11" calcext:value-type="date">
            <text:p>1997-04-11</text:p>
          </table:table-cell>
          <table:table-cell office:value-type="currency" office:currency="PLN" office:value="1750" calcext:value-type="currency">
            <text:p>1 7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9</text:p>
          </table:table-cell>
          <table:table-cell office:value-type="string" calcext:value-type="string">
            <text:p>Okl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Analityk</text:p>
          </table:table-cell>
          <table:table-cell office:value-type="date" office:date-value="1995-04-22" calcext:value-type="date">
            <text:p>1995-04-22</text:p>
          </table:table-cell>
          <table:table-cell office:value-type="currency" office:currency="PLN" office:value="1640" calcext:value-type="currency">
            <text:p>1 64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-523</text:p>
          </table:table-cell>
          <table:table-cell office:value-type="string" calcext:value-type="string">
            <text:p>Otwinow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Kierownik</text:p>
          </table:table-cell>
          <table:table-cell office:value-type="date" office:date-value="1994-01-08" calcext:value-type="date">
            <text:p>1994-01-08</text:p>
          </table:table-cell>
          <table:table-cell office:value-type="currency" office:currency="PLN" office:value="1730" calcext:value-type="currency">
            <text:p>1 73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date" office:date-value="0274-01-01" calcext:value-type="date">
            <text:p>0274-01-01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Informatyk</text:p>
          </table:table-cell>
          <table:table-cell office:value-type="date" office:date-value="1992-10-29" calcext:value-type="date">
            <text:p>1992-10-29</text:p>
          </table:table-cell>
          <table:table-cell office:value-type="currency" office:currency="PLN" office:value="1530" calcext:value-type="currency">
            <text:p>1 5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-639</text:p>
          </table:table-cell>
          <table:table-cell office:value-type="string" calcext:value-type="string">
            <text:p>Pietrzyk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Kierownik</text:p>
          </table:table-cell>
          <table:table-cell office:value-type="date" office:date-value="1991-12-28" calcext:value-type="date">
            <text:p>1991-12-28</text:p>
          </table:table-cell>
          <table:table-cell office:value-type="currency" office:currency="PLN" office:value="2110" calcext:value-type="currency">
            <text:p>2 11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-255</text:p>
          </table:table-cell>
          <table:table-cell office:value-type="string" calcext:value-type="string">
            <text:p>Pigulski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Analityk</text:p>
          </table:table-cell>
          <table:table-cell office:value-type="date" office:date-value="1998-02-27" calcext:value-type="date">
            <text:p>1998-02-27</text:p>
          </table:table-cell>
          <table:table-cell office:value-type="currency" office:currency="PLN" office:value="1550" calcext:value-type="currency">
            <text:p>1 55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4</text:p>
          </table:table-cell>
          <table:table-cell office:value-type="string" calcext:value-type="string">
            <text:p>Piotr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Analityk</text:p>
          </table:table-cell>
          <table:table-cell office:value-type="date" office:date-value="1993-12-27" calcext:value-type="date">
            <text:p>1993-12-27</text:p>
          </table:table-cell>
          <table:table-cell office:value-type="currency" office:currency="PLN" office:value="1980" calcext:value-type="currency">
            <text:p>1 9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5</text:p>
          </table:table-cell>
          <table:table-cell office:value-type="string" calcext:value-type="string">
            <text:p>Pisar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date" office:date-value="2000-04-14" calcext:value-type="date">
            <text:p>2000-04-14</text:p>
          </table:table-cell>
          <table:table-cell office:value-type="currency" office:currency="PLN" office:value="1670" calcext:value-type="currency">
            <text:p>1 6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3</text:p>
          </table:table-cell>
          <table:table-cell office:value-type="string" calcext:value-type="string">
            <text:p>Piwni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date" office:date-value="2001-06-29" calcext:value-type="date">
            <text:p>2001-06-29</text:p>
          </table:table-cell>
          <table:table-cell office:value-type="currency" office:currency="PLN" office:value="1770" calcext:value-type="currency">
            <text:p>1 7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2</text:p>
          </table:table-cell>
          <table:table-cell office:value-type="string" calcext:value-type="string">
            <text:p>Podczasia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date" office:date-value="1992-01-10" calcext:value-type="date">
            <text:p>1992-01-10</text:p>
          </table:table-cell>
          <table:table-cell office:value-type="currency" office:currency="PLN" office:value="1510" calcext:value-type="currency">
            <text:p>1 51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1</text:p>
          </table:table-cell>
          <table:table-cell office:value-type="string" calcext:value-type="string">
            <text:p>Podsiadło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date" office:date-value="1994-07-16" calcext:value-type="date">
            <text:p>1994-07-16</text:p>
          </table:table-cell>
          <table:table-cell office:value-type="currency" office:currency="PLN" office:value="1620" calcext:value-type="currency">
            <text:p>1 6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2</text:p>
          </table:table-cell>
          <table:table-cell office:value-type="string" calcext:value-type="string">
            <text:p>Rejk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nalityk</text:p>
          </table:table-cell>
          <table:table-cell office:value-type="date" office:date-value="1998-10-24" calcext:value-type="date">
            <text:p>1998-10-24</text:p>
          </table:table-cell>
          <table:table-cell office:value-type="currency" office:currency="PLN" office:value="1640" calcext:value-type="currency">
            <text:p>1 64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-736</text:p>
          </table:table-cell>
          <table:table-cell office:value-type="string" calcext:value-type="string">
            <text:p>Rybiń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Zaopatrzeniowiec</text:p>
          </table:table-cell>
          <table:table-cell office:value-type="date" office:date-value="1992-03-30" calcext:value-type="date">
            <text:p>1992-03-30</text:p>
          </table:table-cell>
          <table:table-cell office:value-type="currency" office:currency="PLN" office:value="1350" calcext:value-type="currency">
            <text:p>1 35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-278</text:p>
          </table:table-cell>
          <table:table-cell office:value-type="string" calcext:value-type="string">
            <text:p>Sadza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Kierownik</text:p>
          </table:table-cell>
          <table:table-cell office:value-type="date" office:date-value="1999-02-06" calcext:value-type="date">
            <text:p>1999-02-06</text:p>
          </table:table-cell>
          <table:table-cell office:value-type="currency" office:currency="PLN" office:value="1940" calcext:value-type="currency">
            <text:p>1 94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date" office:date-value="0285-01-01" calcext:value-type="date">
            <text:p>0285-01-01</text:p>
          </table:table-cell>
          <table:table-cell office:value-type="string" calcext:value-type="string">
            <text:p>Skór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date" office:date-value="2001-05-20" calcext:value-type="date">
            <text:p>2001-05-20</text:p>
          </table:table-cell>
          <table:table-cell office:value-type="currency" office:currency="PLN" office:value="1710" calcext:value-type="currency">
            <text:p>1 7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0286-01-01" calcext:value-type="date">
            <text:p>0286-01-01</text:p>
          </table:table-cell>
          <table:table-cell office:value-type="string" calcext:value-type="string">
            <text:p>Tekiel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date" office:date-value="2001-08-17" calcext:value-type="date">
            <text:p>2001-08-17</text:p>
          </table:table-cell>
          <table:table-cell office:value-type="currency" office:currency="PLN" office:value="1500" calcext:value-type="currency">
            <text:p>1 50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date" office:date-value="0287-01-01" calcext:value-type="date">
            <text:p>0287-01-01</text:p>
          </table:table-cell>
          <table:table-cell office:value-type="string" calcext:value-type="string">
            <text:p>Szyma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date" office:date-value="2000-08-16" calcext:value-type="date">
            <text:p>2000-08-16</text:p>
          </table:table-cell>
          <table:table-cell office:value-type="currency" office:currency="PLN" office:value="1930" calcext:value-type="currency">
            <text:p>1 93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-293</text:p>
          </table:table-cell>
          <table:table-cell office:value-type="string" calcext:value-type="string">
            <text:p>Dulęb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nik</text:p>
          </table:table-cell>
          <table:table-cell office:value-type="date" office:date-value="1991-08-04" calcext:value-type="date">
            <text:p>1991-08-04</text:p>
          </table:table-cell>
          <table:table-cell office:value-type="currency" office:currency="PLN" office:value="2150" calcext:value-type="currency">
            <text:p>2 150,00 zł</text:p>
          </table:table-cell>
          <table:table-cell office:value-type="float" office:value="27" calcext:value-type="float">
            <text:p>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2:25:37.682556966</meta:creation-date>
    <meta:generator>LibreOffice/5.4.0.3$Linux_X86_64 LibreOffice_project/40m0$Build-3</meta:generator>
    <dc:date>2017-09-19T12:28:49.009333725</dc:date>
    <meta:editing-duration>PT3M11S</meta:editing-duration>
    <meta:editing-cycles>1</meta:editing-cycles>
    <meta:document-statistic meta:table-count="1" meta:cell-count="3500" meta:object-count="0"/>
  </office:meta>
</office:document-meta>
</file>